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page" style:column-width="2.74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909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993cm"/>
    </style:style>
    <style:style style:name="co13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53"/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/>
    </style:style>
    <style:style style:name="ce2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I-2013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Default"/>
        <table:table-column table:style-name="co13" table:number-columns-repeated="994" table:default-cell-style-name="Default"/>
        <table:table-row table:style-name="ro1">
          <table:table-cell table:style-name="ce1">
            <draw:custom-shape table:end-cell-address="'MAI-2013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MAI-2013'.A4" table:end-x="7.799cm" table:end-y="0.37cm" draw:z-index="1" draw:name="Picture 2" draw:style-name="gr2" draw:text-style-name="P2" svg:width="7.72cm" svg:height="1.747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1"/>
          <table:table-cell table:style-name="ce1" table:number-columns-repeated="1022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22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Maio-201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5" office:value-type="string">
            <text:p>TOTAL</text:p>
          </table:table-cell>
          <table:table-cell table:style-name="ce33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3590.59">
            <text:p><text:s/>3.591 </text:p>
          </table:table-cell>
          <table:table-cell table:style-name="ce14" office:value-type="float" office:value="53051.27">
            <text:p><text:s/>53.051 </text:p>
          </table:table-cell>
          <table:table-cell table:style-name="ce14" office:value-type="float" office:value="43673220.02">
            <text:p><text:s/>43.673.220 </text:p>
          </table:table-cell>
          <table:table-cell table:style-name="ce14" office:value-type="float" office:value="122038.72">
            <text:p><text:s/>122.039 </text:p>
          </table:table-cell>
          <table:table-cell table:style-name="ce14" office:value-type="float" office:value="64193210.05">
            <text:p><text:s/>64.193.210 </text:p>
          </table:table-cell>
          <table:table-cell table:style-name="ce14" office:value-type="float" office:value="37620157.71">
            <text:p><text:s/>37.620.158 </text:p>
          </table:table-cell>
          <table:table-cell table:style-name="ce14" office:value-type="float" office:value="8934704.21">
            <text:p><text:s/>8.934.704 </text:p>
          </table:table-cell>
          <table:table-cell table:style-name="ce14" office:value-type="float" office:value="178926519.51">
            <text:p><text:s/>178.926.520 </text:p>
          </table:table-cell>
          <table:table-cell table:style-name="ce14" office:value-type="float" office:value="39287958.03">
            <text:p><text:s/>39.287.958 </text:p>
          </table:table-cell>
          <table:table-cell table:style-name="ce14" office:value-type="float" office:value="9788787.61">
            <text:p><text:s/>9.788.788 </text:p>
          </table:table-cell>
          <table:table-cell table:style-name="ce14" office:value-type="float" office:value="61985436.6">
            <text:p><text:s/>61.985.437 </text:p>
          </table:table-cell>
          <table:table-cell table:style-name="ce14" office:value-type="float" office:value="348223.63">
            <text:p><text:s/>348.224 </text:p>
          </table:table-cell>
          <table:table-cell table:style-name="ce14" office:value-type="float" office:value="2713853.32">
            <text:p><text:s/>2.713.853 </text:p>
          </table:table-cell>
          <table:table-cell table:style-name="ce14" office:value-type="float" office:value="6036313.03">
            <text:p><text:s/>6.036.313 </text:p>
          </table:table-cell>
          <table:table-cell table:style-name="ce14" office:value-type="float" office:value="16556311.83">
            <text:p><text:s/>16.556.312 </text:p>
          </table:table-cell>
          <table:table-cell table:style-name="ce14" office:value-type="float" office:value="59488222.16">
            <text:p><text:s/>59.488.222 </text:p>
          </table:table-cell>
          <table:table-cell table:style-name="ce14" office:value-type="float" office:value="27422.08">
            <text:p><text:s/>27.422 </text:p>
          </table:table-cell>
          <table:table-cell table:style-name="ce14" office:value-type="float" office:value="266223278.39">
            <text:p><text:s/>266.223.278 </text:p>
          </table:table-cell>
          <table:table-cell table:style-name="ce14" office:value-type="float" office:value="261835512.23">
            <text:p><text:s/>261.835.512 </text:p>
          </table:table-cell>
          <table:table-cell table:style-name="ce14" office:value-type="float" office:value="1265803.75">
            <text:p><text:s/>1.265.804 </text:p>
          </table:table-cell>
          <table:table-cell table:style-name="ce14" office:value-type="float" office:value="508930.92">
            <text:p><text:s/>508.931 </text:p>
          </table:table-cell>
          <table:table-cell table:style-name="ce14" office:value-type="float" office:value="45890.18">
            <text:p><text:s/>45.890 </text:p>
          </table:table-cell>
          <table:table-cell table:style-name="ce14" office:value-type="float" office:value="93099671.28">
            <text:p><text:s/>93.099.671 </text:p>
          </table:table-cell>
          <table:table-cell table:style-name="ce14" office:value-type="float" office:value="295232903.83">
            <text:p><text:s/>295.232.904 </text:p>
          </table:table-cell>
          <table:table-cell table:style-name="ce14" office:value-type="float" office:value="69224.46">
            <text:p><text:s/>69.224 </text:p>
          </table:table-cell>
          <table:table-cell table:style-name="ce14" office:value-type="float" office:value="1361132257.42">
            <text:p><text:s/>1.361.132.257 </text:p>
          </table:table-cell>
          <table:table-cell table:style-name="ce14" office:value-type="float" office:value="17801.49">
            <text:p><text:s/>17.801 </text:p>
          </table:table-cell>
          <table:table-cell table:style-name="ce26" office:value-type="float" office:value="2809190294.32">
            <text:p><text:s/>2.809.190.29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197.7">
            <text:p><text:s/>(198)</text:p>
          </table:table-cell>
          <table:table-cell table:style-name="ce15" office:value-type="float" office:value="1275.05">
            <text:p><text:s/>1.275 </text:p>
          </table:table-cell>
          <table:table-cell table:style-name="ce15" office:value-type="float" office:value="-271.14">
            <text:p><text:s/>(271)</text:p>
          </table:table-cell>
          <table:table-cell table:style-name="ce15" office:value-type="float" office:value="-0.55">
            <text:p><text:s/>(1)</text:p>
          </table:table-cell>
          <table:table-cell table:style-name="ce15" office:value-type="float" office:value="68859.26">
            <text:p><text:s/>68.859 </text:p>
          </table:table-cell>
          <table:table-cell table:style-name="ce15" office:value-type="float" office:value="17446.57">
            <text:p><text:s/>17.447 </text:p>
          </table:table-cell>
          <table:table-cell table:style-name="ce15" office:value-type="float" office:value="1221.65">
            <text:p><text:s/>1.222 </text:p>
          </table:table-cell>
          <table:table-cell table:style-name="ce15" office:value-type="float" office:value="-44.81">
            <text:p><text:s/>(45)</text:p>
          </table:table-cell>
          <table:table-cell table:style-name="ce15" office:value-type="float" office:value="18925.43">
            <text:p><text:s/>18.925 </text:p>
          </table:table-cell>
          <table:table-cell table:style-name="ce15" office:value-type="float" office:value="440.93">
            <text:p><text:s/>441 </text:p>
          </table:table-cell>
          <table:table-cell table:style-name="ce15" office:value-type="float" office:value="-133.01">
            <text:p><text:s/>(133)</text:p>
          </table:table-cell>
          <table:table-cell table:style-name="ce15" office:value-type="float" office:value="317089.95">
            <text:p><text:s/>317.090 </text:p>
          </table:table-cell>
          <table:table-cell table:style-name="ce15" office:value-type="float" office:value="172729.28">
            <text:p><text:s/>172.729 </text:p>
          </table:table-cell>
          <table:table-cell table:style-name="ce15" office:value-type="float" office:value="243319.49">
            <text:p><text:s/>243.319 </text:p>
          </table:table-cell>
          <table:table-cell table:style-name="ce15" office:value-type="float" office:value="-45.54">
            <text:p><text:s/>(46)</text:p>
          </table:table-cell>
          <table:table-cell table:style-name="ce15" office:value-type="float" office:value="168480.77">
            <text:p><text:s/>168.481 </text:p>
          </table:table-cell>
          <table:table-cell table:style-name="ce15" office:value-type="float" office:value="915.08">
            <text:p><text:s/>915 </text:p>
          </table:table-cell>
          <table:table-cell table:style-name="ce15" office:value-type="float" office:value="1493536.09">
            <text:p><text:s/>1.493.536 </text:p>
          </table:table-cell>
          <table:table-cell table:style-name="ce15" office:value-type="float" office:value="1308.88">
            <text:p><text:s/>1.309 </text:p>
          </table:table-cell>
          <table:table-cell table:style-name="ce15" office:value-type="float" office:value="-4.41">
            <text:p><text:s/>(4)</text:p>
          </table:table-cell>
          <table:table-cell table:style-name="ce15" office:value-type="float" office:value="399.08">
            <text:p><text:s/>399 </text:p>
          </table:table-cell>
          <table:table-cell table:style-name="ce15" office:value-type="float" office:value="-1.4">
            <text:p><text:s/>(1)</text:p>
          </table:table-cell>
          <table:table-cell table:style-name="ce15" office:value-type="float" office:value="181566.42">
            <text:p><text:s/>181.566 </text:p>
          </table:table-cell>
          <table:table-cell table:style-name="ce15" office:value-type="float" office:value="1397582.99">
            <text:p><text:s/>1.397.583 </text:p>
          </table:table-cell>
          <table:table-cell table:style-name="ce15" office:value-type="float" office:value="-1.48">
            <text:p><text:s/>(1)</text:p>
          </table:table-cell>
          <table:table-cell table:style-name="ce15" office:value-type="float" office:value="1240345.66">
            <text:p><text:s/>1.240.346 </text:p>
          </table:table-cell>
          <table:table-cell table:style-name="ce15" office:value-type="float" office:value="3635.41">
            <text:p><text:s/>3.635 </text:p>
          </table:table-cell>
          <table:table-cell table:style-name="ce27" office:value-type="float" office:value="5328377.95">
            <text:p><text:s/>5.328.37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15993.95">
            <text:p><text:s/>15.994 </text:p>
          </table:table-cell>
          <table:table-cell table:style-name="ce15" office:value-type="float" office:value="1679809.67">
            <text:p><text:s/>1.679.810 </text:p>
          </table:table-cell>
          <table:table-cell table:style-name="ce15" office:value-type="float" office:value="13360959.6">
            <text:p><text:s/>13.360.960 </text:p>
          </table:table-cell>
          <table:table-cell table:style-name="ce15" office:value-type="float" office:value="2164188.45">
            <text:p><text:s/>2.164.188 </text:p>
          </table:table-cell>
          <table:table-cell table:style-name="ce15" office:value-type="float" office:value="111476922.22">
            <text:p><text:s/>111.476.922 </text:p>
          </table:table-cell>
          <table:table-cell table:style-name="ce15" office:value-type="float" office:value="28920290.09">
            <text:p><text:s/>28.920.290 </text:p>
          </table:table-cell>
          <table:table-cell table:style-name="ce15" office:value-type="float" office:value="5219471.14">
            <text:p><text:s/>5.219.471 </text:p>
          </table:table-cell>
          <table:table-cell table:style-name="ce15" office:value-type="float" office:value="217952103.23">
            <text:p><text:s/>217.952.103 </text:p>
          </table:table-cell>
          <table:table-cell table:style-name="ce15" office:value-type="float" office:value="57407008.32">
            <text:p><text:s/>57.407.008 </text:p>
          </table:table-cell>
          <table:table-cell table:style-name="ce15" office:value-type="float" office:value="11222774.07">
            <text:p><text:s/>11.222.774 </text:p>
          </table:table-cell>
          <table:table-cell table:style-name="ce15" office:value-type="float" office:value="454269698.55">
            <text:p><text:s/>454.269.699 </text:p>
          </table:table-cell>
          <table:table-cell table:style-name="ce15" office:value-type="float" office:value="5739174.62">
            <text:p><text:s/>5.739.175 </text:p>
          </table:table-cell>
          <table:table-cell table:style-name="ce15" office:value-type="float" office:value="13225283.58">
            <text:p><text:s/>13.225.284 </text:p>
          </table:table-cell>
          <table:table-cell table:style-name="ce15" office:value-type="float" office:value="8944268.34">
            <text:p><text:s/>8.944.268 </text:p>
          </table:table-cell>
          <table:table-cell table:style-name="ce15" office:value-type="float" office:value="5835040.15">
            <text:p><text:s/>5.835.040 </text:p>
          </table:table-cell>
          <table:table-cell table:style-name="ce15" office:value-type="float" office:value="79676396.67">
            <text:p><text:s/>79.676.397 </text:p>
          </table:table-cell>
          <table:table-cell table:style-name="ce15" office:value-type="float" office:value="1181291.16">
            <text:p><text:s/>1.181.291 </text:p>
          </table:table-cell>
          <table:table-cell table:style-name="ce15" office:value-type="float" office:value="253368245.28">
            <text:p><text:s/>253.368.245 </text:p>
          </table:table-cell>
          <table:table-cell table:style-name="ce15" office:value-type="float" office:value="301140306.4">
            <text:p><text:s/>301.140.306 </text:p>
          </table:table-cell>
          <table:table-cell table:style-name="ce15" office:value-type="float" office:value="4663099.26">
            <text:p><text:s/>4.663.099 </text:p>
          </table:table-cell>
          <table:table-cell table:style-name="ce15" office:value-type="float" office:value="2365395.03">
            <text:p><text:s/>2.365.395 </text:p>
          </table:table-cell>
          <table:table-cell table:style-name="ce15" office:value-type="float" office:value="20295.2">
            <text:p><text:s/>20.295 </text:p>
          </table:table-cell>
          <table:table-cell table:style-name="ce15" office:value-type="float" office:value="391775808.56">
            <text:p><text:s/>391.775.809 </text:p>
          </table:table-cell>
          <table:table-cell table:style-name="ce15" office:value-type="float" office:value="225936382.6">
            <text:p><text:s/>225.936.383 </text:p>
          </table:table-cell>
          <table:table-cell table:style-name="ce15" office:value-type="float" office:value="8378560.88">
            <text:p><text:s/>8.378.561 </text:p>
          </table:table-cell>
          <table:table-cell table:style-name="ce15" office:value-type="float" office:value="1535290418.33">
            <text:p><text:s/>1.535.290.418 </text:p>
          </table:table-cell>
          <table:table-cell table:style-name="ce15" office:value-type="float" office:value="1493636.62">
            <text:p><text:s/>1.493.637 </text:p>
          </table:table-cell>
          <table:table-cell table:style-name="ce27" office:value-type="float" office:value="3742722821.97">
            <text:p><text:s/>3.742.722.82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0908.35">
            <text:p><text:s/>180.9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413.68">
            <text:p><text:s/>11.41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2273113.95">
            <text:p><text:s/>232.273.114 </text:p>
          </table:table-cell>
          <table:table-cell table:style-name="ce15" office:value-type="float" office:value="630">
            <text:p><text:s/>63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23.6">
            <text:p><text:s/>1.624 </text:p>
          </table:table-cell>
          <table:table-cell table:style-name="ce15" office:value-type="float" office:value="1547739.79">
            <text:p><text:s/>1.547.74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4914465.11">
            <text:p><text:s/>144.914.465 </text:p>
          </table:table-cell>
          <table:table-cell table:style-name="ce15" office:value-type="float" office:value="1621.95">
            <text:p><text:s/>1.622 </text:p>
          </table:table-cell>
          <table:table-cell table:style-name="ce15" office:value-type="float" office:value="165835.67">
            <text:p><text:s/>165.836 </text:p>
          </table:table-cell>
          <table:table-cell table:style-name="ce15" office:value-type="float" office:value="4073174.38">
            <text:p><text:s/>4.073.174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383170526.48">
            <text:p><text:s/>383.170.52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654.98">
            <text:p><text:s/>22.655 </text:p>
          </table:table-cell>
          <table:table-cell table:style-name="ce15" office:value-type="float" office:value="2595569.2">
            <text:p><text:s/>2.595.5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091612.88">
            <text:p><text:s/>17.091.613 </text:p>
          </table:table-cell>
          <table:table-cell table:style-name="ce15" office:value-type="float" office:value="10181480.64">
            <text:p><text:s/>10.181.481 </text:p>
          </table:table-cell>
          <table:table-cell table:style-name="ce15" office:value-type="float" office:value="1764314.55">
            <text:p><text:s/>1.764.315 </text:p>
          </table:table-cell>
          <table:table-cell table:style-name="ce15" office:value-type="float" office:value="811445.52">
            <text:p><text:s/>811.446 </text:p>
          </table:table-cell>
          <table:table-cell table:style-name="ce15" office:value-type="float" office:value="12317830.99">
            <text:p><text:s/>12.317.831 </text:p>
          </table:table-cell>
          <table:table-cell table:style-name="ce15" office:value-type="float" office:value="6762306.05">
            <text:p><text:s/>6.762.306 </text:p>
          </table:table-cell>
          <table:table-cell table:style-name="ce15" office:value-type="float" office:value="20742297.7">
            <text:p><text:s/>20.742.298 </text:p>
          </table:table-cell>
          <table:table-cell table:style-name="ce15" office:value-type="float" office:value="99979.78">
            <text:p><text:s/>99.980 </text:p>
          </table:table-cell>
          <table:table-cell table:style-name="ce15" office:value-type="float" office:value="8080513.47">
            <text:p><text:s/>8.080.513 </text:p>
          </table:table-cell>
          <table:table-cell table:style-name="ce15" office:value-type="float" office:value="3494397.31">
            <text:p><text:s/>3.494.397 </text:p>
          </table:table-cell>
          <table:table-cell table:style-name="ce15" office:value-type="float" office:value="3014187.15">
            <text:p><text:s/>3.014.187 </text:p>
          </table:table-cell>
          <table:table-cell table:style-name="ce15" office:value-type="float" office:value="17220472">
            <text:p><text:s/>17.220.472 </text:p>
          </table:table-cell>
          <table:table-cell table:style-name="ce15" office:value-type="float" office:value="73919.56">
            <text:p><text:s/>73.920 </text:p>
          </table:table-cell>
          <table:table-cell table:style-name="ce15" office:value-type="float" office:value="6807033.53">
            <text:p><text:s/>6.807.034 </text:p>
          </table:table-cell>
          <table:table-cell table:style-name="ce15" office:value-type="float" office:value="38562571.51">
            <text:p><text:s/>38.562.572 </text:p>
          </table:table-cell>
          <table:table-cell table:style-name="ce15" office:value-type="float" office:value="1276379.95">
            <text:p><text:s/>1.276.380 </text:p>
          </table:table-cell>
          <table:table-cell table:style-name="ce15" office:value-type="float" office:value="4499.39">
            <text:p><text:s/>4.49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454733.59">
            <text:p><text:s/>14.454.734 </text:p>
          </table:table-cell>
          <table:table-cell table:style-name="ce15" office:value-type="float" office:value="9715035.82">
            <text:p><text:s/>9.715.036 </text:p>
          </table:table-cell>
          <table:table-cell table:style-name="ce15" office:value-type="float" office:value="6081415.27">
            <text:p><text:s/>6.081.415 </text:p>
          </table:table-cell>
          <table:table-cell table:style-name="ce15" office:value-type="float" office:value="92205185.79">
            <text:p><text:s/>92.205.186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273379836.63">
            <text:p><text:s/>273.379.83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1372">
            <text:p><text:s/>1.37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67693.02">
            <text:p><text:s/>1.267.693 </text:p>
          </table:table-cell>
          <table:table-cell table:style-name="ce15" office:value-type="float" office:value="3061.94">
            <text:p><text:s/>3.06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258432.49">
            <text:p><text:s/>26.258.432 </text:p>
          </table:table-cell>
          <table:table-cell table:style-name="ce15" office:value-type="float" office:value="13369900.08">
            <text:p><text:s/>13.369.90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047164.38">
            <text:p><text:s/>66.047.16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75.95">
            <text:p><text:s/>3.57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8020">
            <text:p><text:s/>38.0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2153991.8">
            <text:p><text:s/>52.153.992 </text:p>
          </table:table-cell>
          <table:table-cell table:style-name="ce15" office:value-type="float" office:value="20667596.54">
            <text:p><text:s/>20.667.5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836.14">
            <text:p><text:s/>9.83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089633.65">
            <text:p><text:s/>29.089.634 </text:p>
          </table:table-cell>
          <table:table-cell table:style-name="ce15" office:value-type="float" office:value="18859.4">
            <text:p><text:s/>18.859 </text:p>
          </table:table-cell>
          <table:table-cell table:style-name="ce15" office:value-type="float" office:value="14000">
            <text:p><text:s/>14.000 </text:p>
          </table:table-cell>
          <table:table-cell table:style-name="ce15" office:value-type="float" office:value="137081203.51">
            <text:p><text:s/>137.081.204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346024340.9">
            <text:p><text:s/>346.024.34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367.49">
            <text:p><text:s/>1.367 </text:p>
          </table:table-cell>
          <table:table-cell table:style-name="ce15" office:value-type="float" office:value="23512.47">
            <text:p><text:s/>23.512 </text:p>
          </table:table-cell>
          <table:table-cell table:style-name="ce15" office:value-type="float" office:value="6958942.05">
            <text:p><text:s/>6.958.942 </text:p>
          </table:table-cell>
          <table:table-cell table:style-name="ce15" office:value-type="float" office:value="74072.89">
            <text:p><text:s/>74.073 </text:p>
          </table:table-cell>
          <table:table-cell table:style-name="ce15" office:value-type="float" office:value="38945957.56">
            <text:p><text:s/>38.945.958 </text:p>
          </table:table-cell>
          <table:table-cell table:style-name="ce15" office:value-type="float" office:value="11809815.47">
            <text:p><text:s/>11.809.815 </text:p>
          </table:table-cell>
          <table:table-cell table:style-name="ce15" office:value-type="float" office:value="1100490.72">
            <text:p><text:s/>1.100.491 </text:p>
          </table:table-cell>
          <table:table-cell table:style-name="ce15" office:value-type="float" office:value="148059317.09">
            <text:p><text:s/>148.059.317 </text:p>
          </table:table-cell>
          <table:table-cell table:style-name="ce15" office:value-type="float" office:value="18732708.37">
            <text:p><text:s/>18.732.708 </text:p>
          </table:table-cell>
          <table:table-cell table:style-name="ce15" office:value-type="float" office:value="2890962.53">
            <text:p><text:s/>2.890.963 </text:p>
          </table:table-cell>
          <table:table-cell table:style-name="ce15" office:value-type="float" office:value="30461279.96">
            <text:p><text:s/>30.461.280 </text:p>
          </table:table-cell>
          <table:table-cell table:style-name="ce15" office:value-type="float" office:value="103715.45">
            <text:p><text:s/>103.715 </text:p>
          </table:table-cell>
          <table:table-cell table:style-name="ce15" office:value-type="float" office:value="2776333.33">
            <text:p><text:s/>2.776.333 </text:p>
          </table:table-cell>
          <table:table-cell table:style-name="ce15" office:value-type="float" office:value="2587847.66">
            <text:p><text:s/>2.587.848 </text:p>
          </table:table-cell>
          <table:table-cell table:style-name="ce15" office:value-type="float" office:value="874933.83">
            <text:p><text:s/>874.934 </text:p>
          </table:table-cell>
          <table:table-cell table:style-name="ce15" office:value-type="float" office:value="28585470.9">
            <text:p><text:s/>28.585.471 </text:p>
          </table:table-cell>
          <table:table-cell table:style-name="ce15" office:value-type="float" office:value="1694.03">
            <text:p><text:s/>1.694 </text:p>
          </table:table-cell>
          <table:table-cell table:style-name="ce15" office:value-type="float" office:value="96705104.83">
            <text:p><text:s/>96.705.105 </text:p>
          </table:table-cell>
          <table:table-cell table:style-name="ce15" office:value-type="float" office:value="118668706.74">
            <text:p><text:s/>118.668.707 </text:p>
          </table:table-cell>
          <table:table-cell table:style-name="ce15" office:value-type="float" office:value="374587.89">
            <text:p><text:s/>374.588 </text:p>
          </table:table-cell>
          <table:table-cell table:style-name="ce15" office:value-type="float" office:value="78498.41">
            <text:p><text:s/>78.4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8327431.07">
            <text:p><text:s/>78.327.431 </text:p>
          </table:table-cell>
          <table:table-cell table:style-name="ce15" office:value-type="float" office:value="114357502.29">
            <text:p><text:s/>114.357.502 </text:p>
          </table:table-cell>
          <table:table-cell table:style-name="ce15" office:value-type="float" office:value="281275.73">
            <text:p><text:s/>281.276 </text:p>
          </table:table-cell>
          <table:table-cell table:style-name="ce15" office:value-type="float" office:value="467670211.08">
            <text:p><text:s/>467.670.211 </text:p>
          </table:table-cell>
          <table:table-cell table:style-name="ce15" office:value-type="float" office:value="64.54">
            <text:p><text:s/>65 </text:p>
          </table:table-cell>
          <table:table-cell table:style-name="ce27" office:value-type="float" office:value="1170451804.38">
            <text:p><text:s/>1.170.451.80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3254.46">
            <text:p><text:s/>13.254 </text:p>
          </table:table-cell>
          <table:table-cell table:style-name="ce15" office:value-type="float" office:value="1633642.22">
            <text:p><text:s/>1.633.642 </text:p>
          </table:table-cell>
          <table:table-cell table:style-name="ce15" office:value-type="float" office:value="3806448.35">
            <text:p><text:s/>3.806.448 </text:p>
          </table:table-cell>
          <table:table-cell table:style-name="ce15" office:value-type="float" office:value="2090115.56">
            <text:p><text:s/>2.090.116 </text:p>
          </table:table-cell>
          <table:table-cell table:style-name="ce15" office:value-type="float" office:value="53990750.41">
            <text:p><text:s/>53.990.750 </text:p>
          </table:table-cell>
          <table:table-cell table:style-name="ce15" office:value-type="float" office:value="6925932.04">
            <text:p><text:s/>6.925.932 </text:p>
          </table:table-cell>
          <table:table-cell table:style-name="ce15" office:value-type="float" office:value="2354665.87">
            <text:p><text:s/>2.354.666 </text:p>
          </table:table-cell>
          <table:table-cell table:style-name="ce15" office:value-type="float" office:value="42822908.13">
            <text:p><text:s/>42.822.908 </text:p>
          </table:table-cell>
          <table:table-cell table:style-name="ce15" office:value-type="float" office:value="12975155.2">
            <text:p><text:s/>12.975.155 </text:p>
          </table:table-cell>
          <table:table-cell table:style-name="ce15" office:value-type="float" office:value="1569505.49">
            <text:p><text:s/>1.569.505 </text:p>
          </table:table-cell>
          <table:table-cell table:style-name="ce15" office:value-type="float" office:value="104745842.56">
            <text:p><text:s/>104.745.843 </text:p>
          </table:table-cell>
          <table:table-cell table:style-name="ce15" office:value-type="float" office:value="5534849.39">
            <text:p><text:s/>5.534.849 </text:p>
          </table:table-cell>
          <table:table-cell table:style-name="ce15" office:value-type="float" office:value="2364860.83">
            <text:p><text:s/>2.364.861 </text:p>
          </table:table-cell>
          <table:table-cell table:style-name="ce15" office:value-type="float" office:value="2862023.37">
            <text:p><text:s/>2.862.023 </text:p>
          </table:table-cell>
          <table:table-cell table:style-name="ce15" office:value-type="float" office:value="1945919.17">
            <text:p><text:s/>1.945.919 </text:p>
          </table:table-cell>
          <table:table-cell table:style-name="ce15" office:value-type="float" office:value="33832433.77">
            <text:p><text:s/>33.832.434 </text:p>
          </table:table-cell>
          <table:table-cell table:style-name="ce15" office:value-type="float" office:value="1105677.57">
            <text:p><text:s/>1.105.678 </text:p>
          </table:table-cell>
          <table:table-cell table:style-name="ce15" office:value-type="float" office:value="97700491.52">
            <text:p><text:s/>97.700.492 </text:p>
          </table:table-cell>
          <table:table-cell table:style-name="ce15" office:value-type="float" office:value="121693691.82">
            <text:p><text:s/>121.693.692 </text:p>
          </table:table-cell>
          <table:table-cell table:style-name="ce15" office:value-type="float" office:value="3012131.42">
            <text:p><text:s/>3.012.131 </text:p>
          </table:table-cell>
          <table:table-cell table:style-name="ce15" office:value-type="float" office:value="2272561.09">
            <text:p><text:s/>2.272.561 </text:p>
          </table:table-cell>
          <table:table-cell table:style-name="ce15" office:value-type="float" office:value="20295.2">
            <text:p><text:s/>20.295 </text:p>
          </table:table-cell>
          <table:table-cell table:style-name="ce15" office:value-type="float" office:value="124989545.14">
            <text:p><text:s/>124.989.545 </text:p>
          </table:table-cell>
          <table:table-cell table:style-name="ce15" office:value-type="float" office:value="101843363.14">
            <text:p><text:s/>101.843.363 </text:p>
          </table:table-cell>
          <table:table-cell table:style-name="ce15" office:value-type="float" office:value="1836034.21">
            <text:p><text:s/>1.836.034 </text:p>
          </table:table-cell>
          <table:table-cell table:style-name="ce15" office:value-type="float" office:value="834260643.57">
            <text:p><text:s/>834.260.644 </text:p>
          </table:table-cell>
          <table:table-cell table:style-name="ce15" office:value-type="float" office:value="1493572.08">
            <text:p><text:s/>1.493.572 </text:p>
          </table:table-cell>
          <table:table-cell table:style-name="ce27" office:value-type="float" office:value="1569696313.58">
            <text:p><text:s/>1.569.696.31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3612483.26">
            <text:p><text:s/>13.612.483 </text:p>
          </table:table-cell>
          <table:table-cell table:style-name="ce15" office:value-type="float" office:value="52380806.21">
            <text:p><text:s/>52.380.806 </text:p>
          </table:table-cell>
          <table:table-cell table:style-name="ce15" office:value-type="float" office:value="202180608.66">
            <text:p><text:s/>202.180.609 </text:p>
          </table:table-cell>
          <table:table-cell table:style-name="ce15" office:value-type="float" office:value="15788787.72">
            <text:p><text:s/>15.788.788 </text:p>
          </table:table-cell>
          <table:table-cell table:style-name="ce15" office:value-type="float" office:value="293574691.67">
            <text:p><text:s/>293.574.692 </text:p>
          </table:table-cell>
          <table:table-cell table:style-name="ce15" office:value-type="float" office:value="224763582.25">
            <text:p><text:s/>224.763.582 </text:p>
          </table:table-cell>
          <table:table-cell table:style-name="ce15" office:value-type="float" office:value="4756526058.46">
            <text:p><text:s/>4.756.526.058 </text:p>
          </table:table-cell>
          <table:table-cell table:style-name="ce15" office:value-type="float" office:value="242825823.07">
            <text:p><text:s/>242.825.823 </text:p>
          </table:table-cell>
          <table:table-cell table:style-name="ce15" office:value-type="float" office:value="211348745.67">
            <text:p><text:s/>211.348.746 </text:p>
          </table:table-cell>
          <table:table-cell table:style-name="ce15" office:value-type="float" office:value="71709116.1">
            <text:p><text:s/>71.709.116 </text:p>
          </table:table-cell>
          <table:table-cell table:style-name="ce15" office:value-type="float" office:value="1057022192.99">
            <text:p><text:s/>1.057.022.193 </text:p>
          </table:table-cell>
          <table:table-cell table:style-name="ce15" office:value-type="float" office:value="94545570.2">
            <text:p><text:s/>94.545.570 </text:p>
          </table:table-cell>
          <table:table-cell table:style-name="ce15" office:value-type="float" office:value="124117141.16">
            <text:p><text:s/>124.117.141 </text:p>
          </table:table-cell>
          <table:table-cell table:style-name="ce15" office:value-type="float" office:value="139814644.29">
            <text:p><text:s/>139.814.644 </text:p>
          </table:table-cell>
          <table:table-cell table:style-name="ce15" office:value-type="float" office:value="76783390.74">
            <text:p><text:s/>76.783.391 </text:p>
          </table:table-cell>
          <table:table-cell table:style-name="ce15" office:value-type="float" office:value="265959484.54">
            <text:p><text:s/>265.959.485 </text:p>
          </table:table-cell>
          <table:table-cell table:style-name="ce15" office:value-type="float" office:value="47390168.58">
            <text:p><text:s/>47.390.169 </text:p>
          </table:table-cell>
          <table:table-cell table:style-name="ce15" office:value-type="float" office:value="943460251.4">
            <text:p><text:s/>943.460.251 </text:p>
          </table:table-cell>
          <table:table-cell table:style-name="ce15" office:value-type="float" office:value="3936330129.12">
            <text:p><text:s/>3.936.330.129 </text:p>
          </table:table-cell>
          <table:table-cell table:style-name="ce15" office:value-type="float" office:value="78624533.29">
            <text:p><text:s/>78.624.533 </text:p>
          </table:table-cell>
          <table:table-cell table:style-name="ce15" office:value-type="float" office:value="37746651.77">
            <text:p><text:s/>37.746.652 </text:p>
          </table:table-cell>
          <table:table-cell table:style-name="ce15" office:value-type="float" office:value="11536402.3">
            <text:p><text:s/>11.536.402 </text:p>
          </table:table-cell>
          <table:table-cell table:style-name="ce15" office:value-type="float" office:value="761164822.72">
            <text:p><text:s/>761.164.823 </text:p>
          </table:table-cell>
          <table:table-cell table:style-name="ce15" office:value-type="float" office:value="416196639.16">
            <text:p><text:s/>416.196.639 </text:p>
          </table:table-cell>
          <table:table-cell table:style-name="ce15" office:value-type="float" office:value="53285295.93">
            <text:p><text:s/>53.285.296 </text:p>
          </table:table-cell>
          <table:table-cell table:style-name="ce15" office:value-type="float" office:value="8062932501.45">
            <text:p><text:s/>8.062.932.501 </text:p>
          </table:table-cell>
          <table:table-cell table:style-name="ce15" office:value-type="float" office:value="22778532.84">
            <text:p><text:s/>22.778.533 </text:p>
          </table:table-cell>
          <table:table-cell table:style-name="ce27" office:value-type="float" office:value="22214399055.55">
            <text:p><text:s/>22.214.399.05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4615418.74">
            <text:p><text:s/>4.615.419 </text:p>
          </table:table-cell>
          <table:table-cell table:style-name="ce15" office:value-type="float" office:value="17632839.9">
            <text:p><text:s/>17.632.840 </text:p>
          </table:table-cell>
          <table:table-cell table:style-name="ce15" office:value-type="float" office:value="20996615.47">
            <text:p><text:s/>20.996.615 </text:p>
          </table:table-cell>
          <table:table-cell table:style-name="ce15" office:value-type="float" office:value="3905774.88">
            <text:p><text:s/>3.905.775 </text:p>
          </table:table-cell>
          <table:table-cell table:style-name="ce15" office:value-type="float" office:value="68334114.98">
            <text:p><text:s/>68.334.115 </text:p>
          </table:table-cell>
          <table:table-cell table:style-name="ce15" office:value-type="float" office:value="50262400.67">
            <text:p><text:s/>50.262.401 </text:p>
          </table:table-cell>
          <table:table-cell table:style-name="ce15" office:value-type="float" office:value="74479349.96">
            <text:p><text:s/>74.479.350 </text:p>
          </table:table-cell>
          <table:table-cell table:style-name="ce15" office:value-type="float" office:value="40368021.49">
            <text:p><text:s/>40.368.021 </text:p>
          </table:table-cell>
          <table:table-cell table:style-name="ce15" office:value-type="float" office:value="57620081.73">
            <text:p><text:s/>57.620.082 </text:p>
          </table:table-cell>
          <table:table-cell table:style-name="ce15" office:value-type="float" office:value="20386919.54">
            <text:p><text:s/>20.386.920 </text:p>
          </table:table-cell>
          <table:table-cell table:style-name="ce15" office:value-type="float" office:value="210322725.72">
            <text:p><text:s/>210.322.726 </text:p>
          </table:table-cell>
          <table:table-cell table:style-name="ce15" office:value-type="float" office:value="35421472.77">
            <text:p><text:s/>35.421.473 </text:p>
          </table:table-cell>
          <table:table-cell table:style-name="ce15" office:value-type="float" office:value="31596512.51">
            <text:p><text:s/>31.596.513 </text:p>
          </table:table-cell>
          <table:table-cell table:style-name="ce15" office:value-type="float" office:value="32740753.13">
            <text:p><text:s/>32.740.753 </text:p>
          </table:table-cell>
          <table:table-cell table:style-name="ce15" office:value-type="float" office:value="23518165.35">
            <text:p><text:s/>23.518.165 </text:p>
          </table:table-cell>
          <table:table-cell table:style-name="ce15" office:value-type="float" office:value="58874448.23">
            <text:p><text:s/>58.874.448 </text:p>
          </table:table-cell>
          <table:table-cell table:style-name="ce15" office:value-type="float" office:value="14215666.04">
            <text:p><text:s/>14.215.666 </text:p>
          </table:table-cell>
          <table:table-cell table:style-name="ce15" office:value-type="float" office:value="172429298.67">
            <text:p><text:s/>172.429.299 </text:p>
          </table:table-cell>
          <table:table-cell table:style-name="ce15" office:value-type="float" office:value="385863544.27">
            <text:p><text:s/>385.863.544 </text:p>
          </table:table-cell>
          <table:table-cell table:style-name="ce15" office:value-type="float" office:value="23430389.41">
            <text:p><text:s/>23.430.389 </text:p>
          </table:table-cell>
          <table:table-cell table:style-name="ce15" office:value-type="float" office:value="11732696.62">
            <text:p><text:s/>11.732.697 </text:p>
          </table:table-cell>
          <table:table-cell table:style-name="ce15" office:value-type="float" office:value="3872460.18">
            <text:p><text:s/>3.872.460 </text:p>
          </table:table-cell>
          <table:table-cell table:style-name="ce15" office:value-type="float" office:value="169109606.13">
            <text:p><text:s/>169.109.606 </text:p>
          </table:table-cell>
          <table:table-cell table:style-name="ce15" office:value-type="float" office:value="80792748.68">
            <text:p><text:s/>80.792.749 </text:p>
          </table:table-cell>
          <table:table-cell table:style-name="ce15" office:value-type="float" office:value="19088941.52">
            <text:p><text:s/>19.088.942 </text:p>
          </table:table-cell>
          <table:table-cell table:style-name="ce15" office:value-type="float" office:value="1026608320.54">
            <text:p><text:s/>1.026.608.321 </text:p>
          </table:table-cell>
          <table:table-cell table:style-name="ce15" office:value-type="float" office:value="6556960.02">
            <text:p><text:s/>6.556.960 </text:p>
          </table:table-cell>
          <table:table-cell table:style-name="ce27" office:value-type="float" office:value="2664776247.15">
            <text:p><text:s/>2.664.776.24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3860661.95">
            <text:p><text:s/>3.860.662 </text:p>
          </table:table-cell>
          <table:table-cell table:style-name="ce15" office:value-type="float" office:value="14101430.48">
            <text:p><text:s/>14.101.430 </text:p>
          </table:table-cell>
          <table:table-cell table:style-name="ce15" office:value-type="float" office:value="107403856.98">
            <text:p><text:s/>107.403.857 </text:p>
          </table:table-cell>
          <table:table-cell table:style-name="ce15" office:value-type="float" office:value="3845498.91">
            <text:p><text:s/>3.845.499 </text:p>
          </table:table-cell>
          <table:table-cell table:style-name="ce15" office:value-type="float" office:value="93457696.51">
            <text:p><text:s/>93.457.697 </text:p>
          </table:table-cell>
          <table:table-cell table:style-name="ce15" office:value-type="float" office:value="75303933.64">
            <text:p><text:s/>75.303.934 </text:p>
          </table:table-cell>
          <table:table-cell table:style-name="ce15" office:value-type="float" office:value="2487706160.76">
            <text:p><text:s/>2.487.706.161 </text:p>
          </table:table-cell>
          <table:table-cell table:style-name="ce15" office:value-type="float" office:value="79837802.39">
            <text:p><text:s/>79.837.802 </text:p>
          </table:table-cell>
          <table:table-cell table:style-name="ce15" office:value-type="float" office:value="76541866.09">
            <text:p><text:s/>76.541.866 </text:p>
          </table:table-cell>
          <table:table-cell table:style-name="ce15" office:value-type="float" office:value="23142168.29">
            <text:p><text:s/>23.142.168 </text:p>
          </table:table-cell>
          <table:table-cell table:style-name="ce15" office:value-type="float" office:value="428053441.28">
            <text:p><text:s/>428.053.441 </text:p>
          </table:table-cell>
          <table:table-cell table:style-name="ce15" office:value-type="float" office:value="30819894.14">
            <text:p><text:s/>30.819.894 </text:p>
          </table:table-cell>
          <table:table-cell table:style-name="ce15" office:value-type="float" office:value="52901265.56">
            <text:p><text:s/>52.901.266 </text:p>
          </table:table-cell>
          <table:table-cell table:style-name="ce15" office:value-type="float" office:value="56004169.16">
            <text:p><text:s/>56.004.169 </text:p>
          </table:table-cell>
          <table:table-cell table:style-name="ce15" office:value-type="float" office:value="21890619.7">
            <text:p><text:s/>21.890.620 </text:p>
          </table:table-cell>
          <table:table-cell table:style-name="ce15" office:value-type="float" office:value="95942660.88">
            <text:p><text:s/>95.942.661 </text:p>
          </table:table-cell>
          <table:table-cell table:style-name="ce15" office:value-type="float" office:value="18038145.13">
            <text:p><text:s/>18.038.145 </text:p>
          </table:table-cell>
          <table:table-cell table:style-name="ce15" office:value-type="float" office:value="420546447.07">
            <text:p><text:s/>420.546.447 </text:p>
          </table:table-cell>
          <table:table-cell table:style-name="ce15" office:value-type="float" office:value="1330795223.9">
            <text:p><text:s/>1.330.795.224 </text:p>
          </table:table-cell>
          <table:table-cell table:style-name="ce15" office:value-type="float" office:value="25651482.53">
            <text:p><text:s/>25.651.483 </text:p>
          </table:table-cell>
          <table:table-cell table:style-name="ce15" office:value-type="float" office:value="11925618.43">
            <text:p><text:s/>11.925.618 </text:p>
          </table:table-cell>
          <table:table-cell table:style-name="ce15" office:value-type="float" office:value="3425410.2">
            <text:p><text:s/>3.425.410 </text:p>
          </table:table-cell>
          <table:table-cell table:style-name="ce15" office:value-type="float" office:value="267897387.23">
            <text:p><text:s/>267.897.387 </text:p>
          </table:table-cell>
          <table:table-cell table:style-name="ce15" office:value-type="float" office:value="189443370.19">
            <text:p><text:s/>189.443.370 </text:p>
          </table:table-cell>
          <table:table-cell table:style-name="ce15" office:value-type="float" office:value="14627377.92">
            <text:p><text:s/>14.627.378 </text:p>
          </table:table-cell>
          <table:table-cell table:style-name="ce15" office:value-type="float" office:value="2565905481.85">
            <text:p><text:s/>2.565.905.482 </text:p>
          </table:table-cell>
          <table:table-cell table:style-name="ce15" office:value-type="float" office:value="9741542.67">
            <text:p><text:s/>9.741.543 </text:p>
          </table:table-cell>
          <table:table-cell table:style-name="ce27" office:value-type="float" office:value="8508810613.84">
            <text:p><text:s/>8.508.810.61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809.51">
            <text:p><text:s/>7.810 </text:p>
          </table:table-cell>
          <table:table-cell table:style-name="ce15" office:value-type="float" office:value="141059.5">
            <text:p><text:s/>141.06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05893.51">
            <text:p><text:s/>3.105.894 </text:p>
          </table:table-cell>
          <table:table-cell table:style-name="ce15" office:value-type="float" office:value="12569523.32">
            <text:p><text:s/>12.569.523 </text:p>
          </table:table-cell>
          <table:table-cell table:style-name="ce15" office:value-type="float" office:value="2227262774.32">
            <text:p><text:s/>2.227.262.774 </text:p>
          </table:table-cell>
          <table:table-cell table:style-name="ce15" office:value-type="float" office:value="4131944.23">
            <text:p><text:s/>4.131.944 </text:p>
          </table:table-cell>
          <table:table-cell table:style-name="ce15" office:value-type="float" office:value="37715.79">
            <text:p><text:s/>37.716 </text:p>
          </table:table-cell>
          <table:table-cell table:style-name="ce15" office:value-type="float" office:value="235747.31">
            <text:p><text:s/>235.747 </text:p>
          </table:table-cell>
          <table:table-cell table:style-name="ce15" office:value-type="float" office:value="9220935.44">
            <text:p><text:s/>9.220.935 </text:p>
          </table:table-cell>
          <table:table-cell table:style-name="ce15" office:value-type="float" office:value="48759.03">
            <text:p><text:s/>48.759 </text:p>
          </table:table-cell>
          <table:table-cell table:style-name="ce15" office:value-type="float" office:value="321693.15">
            <text:p><text:s/>321.693 </text:p>
          </table:table-cell>
          <table:table-cell table:style-name="ce15" office:value-type="float" office:value="12213550.45">
            <text:p><text:s/>12.213.550 </text:p>
          </table:table-cell>
          <table:table-cell table:style-name="ce15" office:value-type="float" office:value="17313.87">
            <text:p><text:s/>17.314 </text:p>
          </table:table-cell>
          <table:table-cell table:style-name="ce15" office:value-type="float" office:value="7008971.71">
            <text:p><text:s/>7.008.972 </text:p>
          </table:table-cell>
          <table:table-cell table:style-name="ce15" office:value-type="float" office:value="162.32">
            <text:p><text:s/>162 </text:p>
          </table:table-cell>
          <table:table-cell table:style-name="ce15" office:value-type="float" office:value="22342681.87">
            <text:p><text:s/>22.342.682 </text:p>
          </table:table-cell>
          <table:table-cell table:style-name="ce15" office:value-type="float" office:value="104905376.65">
            <text:p><text:s/>104.905.377 </text:p>
          </table:table-cell>
          <table:table-cell table:style-name="ce15" office:value-type="float" office:value="70597.01">
            <text:p><text:s/>70.597 </text:p>
          </table:table-cell>
          <table:table-cell table:style-name="ce15" office:value-type="float" office:value="166.83">
            <text:p><text:s/>16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441078.05">
            <text:p><text:s/>21.441.078 </text:p>
          </table:table-cell>
          <table:table-cell table:style-name="ce15" office:value-type="float" office:value="490725.84">
            <text:p><text:s/>490.726 </text:p>
          </table:table-cell>
          <table:table-cell table:style-name="ce15" office:value-type="float" office:value="2437592.49">
            <text:p><text:s/>2.437.592 </text:p>
          </table:table-cell>
          <table:table-cell table:style-name="ce15" office:value-type="float" office:value="523904355.86">
            <text:p><text:s/>523.904.356 </text:p>
          </table:table-cell>
          <table:table-cell table:style-name="ce15" office:value-type="float" office:value="1871.65">
            <text:p><text:s/>1.872 </text:p>
          </table:table-cell>
          <table:table-cell table:style-name="ce27" office:value-type="float" office:value="2951918299.71">
            <text:p><text:s/>2.951.918.30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3860661.95">
            <text:p><text:s/>3.860.662 </text:p>
          </table:table-cell>
          <table:table-cell table:style-name="ce15" office:value-type="float" office:value="14093620.97">
            <text:p><text:s/>14.093.621 </text:p>
          </table:table-cell>
          <table:table-cell table:style-name="ce15" office:value-type="float" office:value="107262797.48">
            <text:p><text:s/>107.262.797 </text:p>
          </table:table-cell>
          <table:table-cell table:style-name="ce15" office:value-type="float" office:value="3845498.91">
            <text:p><text:s/>3.845.499 </text:p>
          </table:table-cell>
          <table:table-cell table:style-name="ce15" office:value-type="float" office:value="90351803">
            <text:p><text:s/>90.351.803 </text:p>
          </table:table-cell>
          <table:table-cell table:style-name="ce15" office:value-type="float" office:value="62734410.32">
            <text:p><text:s/>62.734.410 </text:p>
          </table:table-cell>
          <table:table-cell table:style-name="ce15" office:value-type="float" office:value="260443386.44">
            <text:p><text:s/>260.443.386 </text:p>
          </table:table-cell>
          <table:table-cell table:style-name="ce15" office:value-type="float" office:value="75705858.16">
            <text:p><text:s/>75.705.858 </text:p>
          </table:table-cell>
          <table:table-cell table:style-name="ce15" office:value-type="float" office:value="76504150.3">
            <text:p><text:s/>76.504.150 </text:p>
          </table:table-cell>
          <table:table-cell table:style-name="ce15" office:value-type="float" office:value="22906420.98">
            <text:p><text:s/>22.906.421 </text:p>
          </table:table-cell>
          <table:table-cell table:style-name="ce15" office:value-type="float" office:value="418832505.84">
            <text:p><text:s/>418.832.506 </text:p>
          </table:table-cell>
          <table:table-cell table:style-name="ce15" office:value-type="float" office:value="30771135.11">
            <text:p><text:s/>30.771.135 </text:p>
          </table:table-cell>
          <table:table-cell table:style-name="ce15" office:value-type="float" office:value="52579572.41">
            <text:p><text:s/>52.579.572 </text:p>
          </table:table-cell>
          <table:table-cell table:style-name="ce15" office:value-type="float" office:value="43790618.71">
            <text:p><text:s/>43.790.619 </text:p>
          </table:table-cell>
          <table:table-cell table:style-name="ce15" office:value-type="float" office:value="21873305.83">
            <text:p><text:s/>21.873.306 </text:p>
          </table:table-cell>
          <table:table-cell table:style-name="ce15" office:value-type="float" office:value="88933689.17">
            <text:p><text:s/>88.933.689 </text:p>
          </table:table-cell>
          <table:table-cell table:style-name="ce15" office:value-type="float" office:value="18037982.81">
            <text:p><text:s/>18.037.983 </text:p>
          </table:table-cell>
          <table:table-cell table:style-name="ce15" office:value-type="float" office:value="398203765.2">
            <text:p><text:s/>398.203.765 </text:p>
          </table:table-cell>
          <table:table-cell table:style-name="ce15" office:value-type="float" office:value="1225889847.25">
            <text:p><text:s/>1.225.889.847 </text:p>
          </table:table-cell>
          <table:table-cell table:style-name="ce15" office:value-type="float" office:value="25580885.52">
            <text:p><text:s/>25.580.886 </text:p>
          </table:table-cell>
          <table:table-cell table:style-name="ce15" office:value-type="float" office:value="11925451.6">
            <text:p><text:s/>11.925.452 </text:p>
          </table:table-cell>
          <table:table-cell table:style-name="ce15" office:value-type="float" office:value="3425410.2">
            <text:p><text:s/>3.425.410 </text:p>
          </table:table-cell>
          <table:table-cell table:style-name="ce15" office:value-type="float" office:value="246456309.18">
            <text:p><text:s/>246.456.309 </text:p>
          </table:table-cell>
          <table:table-cell table:style-name="ce15" office:value-type="float" office:value="188952644.35">
            <text:p><text:s/>188.952.644 </text:p>
          </table:table-cell>
          <table:table-cell table:style-name="ce15" office:value-type="float" office:value="12189785.43">
            <text:p><text:s/>12.189.785 </text:p>
          </table:table-cell>
          <table:table-cell table:style-name="ce15" office:value-type="float" office:value="2042001125.99">
            <text:p><text:s/>2.042.001.126 </text:p>
          </table:table-cell>
          <table:table-cell table:style-name="ce15" office:value-type="float" office:value="9739671.02">
            <text:p><text:s/>9.739.671 </text:p>
          </table:table-cell>
          <table:table-cell table:style-name="ce27" office:value-type="float" office:value="5556892314.13">
            <text:p><text:s/>5.556.892.31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136402.57">
            <text:p><text:s/>5.136.403 </text:p>
          </table:table-cell>
          <table:table-cell table:style-name="ce15" office:value-type="float" office:value="20646535.83">
            <text:p><text:s/>20.646.536 </text:p>
          </table:table-cell>
          <table:table-cell table:style-name="ce15" office:value-type="float" office:value="73780136.21">
            <text:p><text:s/>73.780.136 </text:p>
          </table:table-cell>
          <table:table-cell table:style-name="ce15" office:value-type="float" office:value="8037513.93">
            <text:p><text:s/>8.037.514 </text:p>
          </table:table-cell>
          <table:table-cell table:style-name="ce15" office:value-type="float" office:value="131782880.18">
            <text:p><text:s/>131.782.880 </text:p>
          </table:table-cell>
          <table:table-cell table:style-name="ce15" office:value-type="float" office:value="99197247.94">
            <text:p><text:s/>99.197.248 </text:p>
          </table:table-cell>
          <table:table-cell table:style-name="ce15" office:value-type="float" office:value="2194340547.74">
            <text:p><text:s/>2.194.340.548 </text:p>
          </table:table-cell>
          <table:table-cell table:style-name="ce15" office:value-type="float" office:value="122619999.19">
            <text:p><text:s/>122.619.999 </text:p>
          </table:table-cell>
          <table:table-cell table:style-name="ce15" office:value-type="float" office:value="77186797.85">
            <text:p><text:s/>77.186.798 </text:p>
          </table:table-cell>
          <table:table-cell table:style-name="ce15" office:value-type="float" office:value="28180028.27">
            <text:p><text:s/>28.180.028 </text:p>
          </table:table-cell>
          <table:table-cell table:style-name="ce15" office:value-type="float" office:value="418646025.99">
            <text:p><text:s/>418.646.026 </text:p>
          </table:table-cell>
          <table:table-cell table:style-name="ce15" office:value-type="float" office:value="28304203.29">
            <text:p><text:s/>28.304.203 </text:p>
          </table:table-cell>
          <table:table-cell table:style-name="ce15" office:value-type="float" office:value="39619363.09">
            <text:p><text:s/>39.619.363 </text:p>
          </table:table-cell>
          <table:table-cell table:style-name="ce15" office:value-type="float" office:value="51069722">
            <text:p><text:s/>51.069.722 </text:p>
          </table:table-cell>
          <table:table-cell table:style-name="ce15" office:value-type="float" office:value="31374605.69">
            <text:p><text:s/>31.374.606 </text:p>
          </table:table-cell>
          <table:table-cell table:style-name="ce15" office:value-type="float" office:value="111142375.43">
            <text:p><text:s/>111.142.375 </text:p>
          </table:table-cell>
          <table:table-cell table:style-name="ce15" office:value-type="float" office:value="15136357.41">
            <text:p><text:s/>15.136.357 </text:p>
          </table:table-cell>
          <table:table-cell table:style-name="ce15" office:value-type="float" office:value="350484505.66">
            <text:p><text:s/>350.484.506 </text:p>
          </table:table-cell>
          <table:table-cell table:style-name="ce15" office:value-type="float" office:value="2219671360.95">
            <text:p><text:s/>2.219.671.361 </text:p>
          </table:table-cell>
          <table:table-cell table:style-name="ce15" office:value-type="float" office:value="29542661.35">
            <text:p><text:s/>29.542.661 </text:p>
          </table:table-cell>
          <table:table-cell table:style-name="ce15" office:value-type="float" office:value="14088336.72">
            <text:p><text:s/>14.088.337 </text:p>
          </table:table-cell>
          <table:table-cell table:style-name="ce15" office:value-type="float" office:value="4238531.92">
            <text:p><text:s/>4.238.532 </text:p>
          </table:table-cell>
          <table:table-cell table:style-name="ce15" office:value-type="float" office:value="324157829.36">
            <text:p><text:s/>324.157.829 </text:p>
          </table:table-cell>
          <table:table-cell table:style-name="ce15" office:value-type="float" office:value="145960520.29">
            <text:p><text:s/>145.960.520 </text:p>
          </table:table-cell>
          <table:table-cell table:style-name="ce15" office:value-type="float" office:value="19568976.49">
            <text:p><text:s/>19.568.976 </text:p>
          </table:table-cell>
          <table:table-cell table:style-name="ce15" office:value-type="float" office:value="4470418699.06">
            <text:p><text:s/>4.470.418.699 </text:p>
          </table:table-cell>
          <table:table-cell table:style-name="ce15" office:value-type="float" office:value="6480030.15">
            <text:p><text:s/>6.480.030 </text:p>
          </table:table-cell>
          <table:table-cell table:style-name="ce27" office:value-type="float" office:value="11040812194.56">
            <text:p><text:s/>11.040.812.19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455741.5">
            <text:p><text:s/>4.455.742 </text:p>
          </table:table-cell>
          <table:table-cell table:style-name="ce15" office:value-type="float" office:value="17653551.44">
            <text:p><text:s/>17.653.551 </text:p>
          </table:table-cell>
          <table:table-cell table:style-name="ce15" office:value-type="float" office:value="55825771.76">
            <text:p><text:s/>55.825.772 </text:p>
          </table:table-cell>
          <table:table-cell table:style-name="ce15" office:value-type="float" office:value="7685651.22">
            <text:p><text:s/>7.685.651 </text:p>
          </table:table-cell>
          <table:table-cell table:style-name="ce15" office:value-type="float" office:value="108306952.07">
            <text:p><text:s/>108.306.952 </text:p>
          </table:table-cell>
          <table:table-cell table:style-name="ce15" office:value-type="float" office:value="75452813.76">
            <text:p><text:s/>75.452.814 </text:p>
          </table:table-cell>
          <table:table-cell table:style-name="ce15" office:value-type="float" office:value="1770363822.82">
            <text:p><text:s/>1.770.363.823 </text:p>
          </table:table-cell>
          <table:table-cell table:style-name="ce15" office:value-type="float" office:value="105927543.03">
            <text:p><text:s/>105.927.543 </text:p>
          </table:table-cell>
          <table:table-cell table:style-name="ce15" office:value-type="float" office:value="60213967.31">
            <text:p><text:s/>60.213.967 </text:p>
          </table:table-cell>
          <table:table-cell table:style-name="ce15" office:value-type="float" office:value="24582840.93">
            <text:p><text:s/>24.582.841 </text:p>
          </table:table-cell>
          <table:table-cell table:style-name="ce15" office:value-type="float" office:value="290765745.91">
            <text:p><text:s/>290.765.746 </text:p>
          </table:table-cell>
          <table:table-cell table:style-name="ce15" office:value-type="float" office:value="20718033.04">
            <text:p><text:s/>20.718.033 </text:p>
          </table:table-cell>
          <table:table-cell table:style-name="ce15" office:value-type="float" office:value="29856435.05">
            <text:p><text:s/>29.856.435 </text:p>
          </table:table-cell>
          <table:table-cell table:style-name="ce15" office:value-type="float" office:value="43240548.73">
            <text:p><text:s/>43.240.549 </text:p>
          </table:table-cell>
          <table:table-cell table:style-name="ce15" office:value-type="float" office:value="28450860.15">
            <text:p><text:s/>28.450.860 </text:p>
          </table:table-cell>
          <table:table-cell table:style-name="ce15" office:value-type="float" office:value="86046444.45">
            <text:p><text:s/>86.046.444 </text:p>
          </table:table-cell>
          <table:table-cell table:style-name="ce15" office:value-type="float" office:value="12841498.5">
            <text:p><text:s/>12.841.499 </text:p>
          </table:table-cell>
          <table:table-cell table:style-name="ce15" office:value-type="float" office:value="195995270.7">
            <text:p><text:s/>195.995.271 </text:p>
          </table:table-cell>
          <table:table-cell table:style-name="ce15" office:value-type="float" office:value="906132269.23">
            <text:p><text:s/>906.132.269 </text:p>
          </table:table-cell>
          <table:table-cell table:style-name="ce15" office:value-type="float" office:value="26498520.14">
            <text:p><text:s/>26.498.520 </text:p>
          </table:table-cell>
          <table:table-cell table:style-name="ce15" office:value-type="float" office:value="11741690.22">
            <text:p><text:s/>11.741.690 </text:p>
          </table:table-cell>
          <table:table-cell table:style-name="ce15" office:value-type="float" office:value="4027587.23">
            <text:p><text:s/>4.027.587 </text:p>
          </table:table-cell>
          <table:table-cell table:style-name="ce15" office:value-type="float" office:value="231175894.4">
            <text:p><text:s/>231.175.894 </text:p>
          </table:table-cell>
          <table:table-cell table:style-name="ce15" office:value-type="float" office:value="107560164.89">
            <text:p><text:s/>107.560.165 </text:p>
          </table:table-cell>
          <table:table-cell table:style-name="ce15" office:value-type="float" office:value="16287259.19">
            <text:p><text:s/>16.287.259 </text:p>
          </table:table-cell>
          <table:table-cell table:style-name="ce15" office:value-type="float" office:value="2099295576.18">
            <text:p><text:s/>2.099.295.576 </text:p>
          </table:table-cell>
          <table:table-cell table:style-name="ce15" office:value-type="float" office:value="5375007.8">
            <text:p><text:s/>5.375.008 </text:p>
          </table:table-cell>
          <table:table-cell table:style-name="ce27" office:value-type="float" office:value="6346477461.65">
            <text:p><text:s/>6.346.477.46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479747.24">
            <text:p><text:s/>479.747 </text:p>
          </table:table-cell>
          <table:table-cell table:style-name="ce15" office:value-type="float" office:value="1571769.46">
            <text:p><text:s/>1.571.769 </text:p>
          </table:table-cell>
          <table:table-cell table:style-name="ce15" office:value-type="float" office:value="3690771.25">
            <text:p><text:s/>3.690.771 </text:p>
          </table:table-cell>
          <table:table-cell table:style-name="ce15" office:value-type="float" office:value="52999.75">
            <text:p><text:s/>53.000 </text:p>
          </table:table-cell>
          <table:table-cell table:style-name="ce15" office:value-type="float" office:value="8070636.54">
            <text:p><text:s/>8.070.637 </text:p>
          </table:table-cell>
          <table:table-cell table:style-name="ce15" office:value-type="float" office:value="10513077.38">
            <text:p><text:s/>10.513.077 </text:p>
          </table:table-cell>
          <table:table-cell table:style-name="ce15" office:value-type="float" office:value="293375883.86">
            <text:p><text:s/>293.375.884 </text:p>
          </table:table-cell>
          <table:table-cell table:style-name="ce15" office:value-type="float" office:value="7018603.77">
            <text:p><text:s/>7.018.604 </text:p>
          </table:table-cell>
          <table:table-cell table:style-name="ce15" office:value-type="float" office:value="5100630.76">
            <text:p><text:s/>5.100.631 </text:p>
          </table:table-cell>
          <table:table-cell table:style-name="ce15" office:value-type="float" office:value="1407102.25">
            <text:p><text:s/>1.407.102 </text:p>
          </table:table-cell>
          <table:table-cell table:style-name="ce15" office:value-type="float" office:value="53533217.5">
            <text:p><text:s/>53.533.218 </text:p>
          </table:table-cell>
          <table:table-cell table:style-name="ce15" office:value-type="float" office:value="1762193.34">
            <text:p><text:s/>1.762.193 </text:p>
          </table:table-cell>
          <table:table-cell table:style-name="ce15" office:value-type="float" office:value="5547126.47">
            <text:p><text:s/>5.547.126 </text:p>
          </table:table-cell>
          <table:table-cell table:style-name="ce15" office:value-type="float" office:value="2718394.31">
            <text:p><text:s/>2.718.394 </text:p>
          </table:table-cell>
          <table:table-cell table:style-name="ce15" office:value-type="float" office:value="812712.43">
            <text:p><text:s/>812.712 </text:p>
          </table:table-cell>
          <table:table-cell table:style-name="ce15" office:value-type="float" office:value="6631110.68">
            <text:p><text:s/>6.631.111 </text:p>
          </table:table-cell>
          <table:table-cell table:style-name="ce15" office:value-type="float" office:value="1024394.71">
            <text:p><text:s/>1.024.395 </text:p>
          </table:table-cell>
          <table:table-cell table:style-name="ce15" office:value-type="float" office:value="84374778.04">
            <text:p><text:s/>84.374.778 </text:p>
          </table:table-cell>
          <table:table-cell table:style-name="ce15" office:value-type="float" office:value="569662637.7">
            <text:p><text:s/>569.662.638 </text:p>
          </table:table-cell>
          <table:table-cell table:style-name="ce15" office:value-type="float" office:value="1067751.78">
            <text:p><text:s/>1.067.752 </text:p>
          </table:table-cell>
          <table:table-cell table:style-name="ce15" office:value-type="float" office:value="1471834.29">
            <text:p><text:s/>1.471.834 </text:p>
          </table:table-cell>
          <table:table-cell table:style-name="ce15" office:value-type="float" office:value="130841.61">
            <text:p><text:s/>130.842 </text:p>
          </table:table-cell>
          <table:table-cell table:style-name="ce15" office:value-type="float" office:value="55141587.64">
            <text:p><text:s/>55.141.588 </text:p>
          </table:table-cell>
          <table:table-cell table:style-name="ce15" office:value-type="float" office:value="18777200.78">
            <text:p><text:s/>18.777.201 </text:p>
          </table:table-cell>
          <table:table-cell table:style-name="ce15" office:value-type="float" office:value="1108932.47">
            <text:p><text:s/>1.108.932 </text:p>
          </table:table-cell>
          <table:table-cell table:style-name="ce15" office:value-type="float" office:value="1413424171.07">
            <text:p><text:s/>1.413.424.171 </text:p>
          </table:table-cell>
          <table:table-cell table:style-name="ce15" office:value-type="float" office:value="374120.05">
            <text:p><text:s/>374.120 </text:p>
          </table:table-cell>
          <table:table-cell table:style-name="ce27" office:value-type="float" office:value="2548844227.13">
            <text:p><text:s/>2.548.844.22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6127.09">
            <text:p><text:s/>6.127 </text:p>
          </table:table-cell>
          <table:table-cell table:style-name="ce15" office:value-type="float" office:value="136641.22">
            <text:p><text:s/>136.641 </text:p>
          </table:table-cell>
          <table:table-cell table:style-name="ce15" office:value-type="float" office:value="9676839.4">
            <text:p><text:s/>9.676.839 </text:p>
          </table:table-cell>
          <table:table-cell table:style-name="ce15" office:value-type="float" office:value="64751.54">
            <text:p><text:s/>64.752 </text:p>
          </table:table-cell>
          <table:table-cell table:style-name="ce15" office:value-type="float" office:value="6021366.52">
            <text:p><text:s/>6.021.367 </text:p>
          </table:table-cell>
          <table:table-cell table:style-name="ce15" office:value-type="float" office:value="5923549.29">
            <text:p><text:s/>5.923.549 </text:p>
          </table:table-cell>
          <table:table-cell table:style-name="ce15" office:value-type="float" office:value="30818771.97">
            <text:p><text:s/>30.818.772 </text:p>
          </table:table-cell>
          <table:table-cell table:style-name="ce15" office:value-type="float" office:value="3555787.71">
            <text:p><text:s/>3.555.788 </text:p>
          </table:table-cell>
          <table:table-cell table:style-name="ce15" office:value-type="float" office:value="6407431.3">
            <text:p><text:s/>6.407.431 </text:p>
          </table:table-cell>
          <table:table-cell table:style-name="ce15" office:value-type="float" office:value="204257.28">
            <text:p><text:s/>204.257 </text:p>
          </table:table-cell>
          <table:table-cell table:style-name="ce15" office:value-type="float" office:value="39541319.29">
            <text:p><text:s/>39.541.319 </text:p>
          </table:table-cell>
          <table:table-cell table:style-name="ce15" office:value-type="float" office:value="3610798.72">
            <text:p><text:s/>3.610.799 </text:p>
          </table:table-cell>
          <table:table-cell table:style-name="ce15" office:value-type="float" office:value="1436666">
            <text:p><text:s/>1.436.666 </text:p>
          </table:table-cell>
          <table:table-cell table:style-name="ce15" office:value-type="float" office:value="1549535.46">
            <text:p><text:s/>1.549.535 </text:p>
          </table:table-cell>
          <table:table-cell table:style-name="ce15" office:value-type="float" office:value="2883.09">
            <text:p><text:s/>2.883 </text:p>
          </table:table-cell>
          <table:table-cell table:style-name="ce15" office:value-type="float" office:value="6548454.82">
            <text:p><text:s/>6.548.455 </text:p>
          </table:table-cell>
          <table:table-cell table:style-name="ce15" office:value-type="float" office:value="122854.18">
            <text:p><text:s/>122.854 </text:p>
          </table:table-cell>
          <table:table-cell table:style-name="ce15" office:value-type="float" office:value="37420242.83">
            <text:p><text:s/>37.420.243 </text:p>
          </table:table-cell>
          <table:table-cell table:style-name="ce15" office:value-type="float" office:value="638838317.98">
            <text:p><text:s/>638.838.318 </text:p>
          </table:table-cell>
          <table:table-cell table:style-name="ce15" office:value-type="float" office:value="367548.92">
            <text:p><text:s/>367.549 </text:p>
          </table:table-cell>
          <table:table-cell table:style-name="ce15" office:value-type="float" office:value="175931.41">
            <text:p><text:s/>175.93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716813.4">
            <text:p><text:s/>11.716.813 </text:p>
          </table:table-cell>
          <table:table-cell table:style-name="ce15" office:value-type="float" office:value="5981796.92">
            <text:p><text:s/>5.981.797 </text:p>
          </table:table-cell>
          <table:table-cell table:style-name="ce15" office:value-type="float" office:value="355767.63">
            <text:p><text:s/>355.768 </text:p>
          </table:table-cell>
          <table:table-cell table:style-name="ce15" office:value-type="float" office:value="590803638.73">
            <text:p><text:s/>590.803.639 </text:p>
          </table:table-cell>
          <table:table-cell table:style-name="ce15" office:value-type="float" office:value="172533.97">
            <text:p><text:s/>172.534 </text:p>
          </table:table-cell>
          <table:table-cell table:style-name="ce27" office:value-type="float" office:value="1401460626.67">
            <text:p><text:s/>1.401.460.62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94786.74">
            <text:p><text:s/>194.787 </text:p>
          </table:table-cell>
          <table:table-cell table:style-name="ce15" office:value-type="float" office:value="1284573.71">
            <text:p><text:s/>1.284.574 </text:p>
          </table:table-cell>
          <table:table-cell table:style-name="ce15" office:value-type="float" office:value="4586753.8">
            <text:p><text:s/>4.586.754 </text:p>
          </table:table-cell>
          <table:table-cell table:style-name="ce15" office:value-type="float" office:value="234111.42">
            <text:p><text:s/>234.111 </text:p>
          </table:table-cell>
          <table:table-cell table:style-name="ce15" office:value-type="float" office:value="9383925.05">
            <text:p><text:s/>9.383.925 </text:p>
          </table:table-cell>
          <table:table-cell table:style-name="ce15" office:value-type="float" office:value="7307807.51">
            <text:p><text:s/>7.307.808 </text:p>
          </table:table-cell>
          <table:table-cell table:style-name="ce15" office:value-type="float" office:value="99782069.09">
            <text:p><text:s/>99.782.069 </text:p>
          </table:table-cell>
          <table:table-cell table:style-name="ce15" office:value-type="float" office:value="6118064.68">
            <text:p><text:s/>6.118.065 </text:p>
          </table:table-cell>
          <table:table-cell table:style-name="ce15" office:value-type="float" office:value="5464768.48">
            <text:p><text:s/>5.464.768 </text:p>
          </table:table-cell>
          <table:table-cell table:style-name="ce15" office:value-type="float" office:value="1985827.81">
            <text:p><text:s/>1.985.828 </text:p>
          </table:table-cell>
          <table:table-cell table:style-name="ce15" office:value-type="float" office:value="34805743.29">
            <text:p><text:s/>34.805.743 </text:p>
          </table:table-cell>
          <table:table-cell table:style-name="ce15" office:value-type="float" office:value="2213178.19">
            <text:p><text:s/>2.213.178 </text:p>
          </table:table-cell>
          <table:table-cell table:style-name="ce15" office:value-type="float" office:value="2779135.57">
            <text:p><text:s/>2.779.136 </text:p>
          </table:table-cell>
          <table:table-cell table:style-name="ce15" office:value-type="float" office:value="3561243.5">
            <text:p><text:s/>3.561.244 </text:p>
          </table:table-cell>
          <table:table-cell table:style-name="ce15" office:value-type="float" office:value="2108150.02">
            <text:p><text:s/>2.108.150 </text:p>
          </table:table-cell>
          <table:table-cell table:style-name="ce15" office:value-type="float" office:value="11916365.48">
            <text:p><text:s/>11.916.365 </text:p>
          </table:table-cell>
          <table:table-cell table:style-name="ce15" office:value-type="float" office:value="1147610.02">
            <text:p><text:s/>1.147.610 </text:p>
          </table:table-cell>
          <table:table-cell table:style-name="ce15" office:value-type="float" office:value="32694214.09">
            <text:p><text:s/>32.694.214 </text:p>
          </table:table-cell>
          <table:table-cell table:style-name="ce15" office:value-type="float" office:value="105038136.04">
            <text:p><text:s/>105.038.136 </text:p>
          </table:table-cell>
          <table:table-cell table:style-name="ce15" office:value-type="float" office:value="1608840.51">
            <text:p><text:s/>1.608.841 </text:p>
          </table:table-cell>
          <table:table-cell table:style-name="ce15" office:value-type="float" office:value="698880.8">
            <text:p><text:s/>698.881 </text:p>
          </table:table-cell>
          <table:table-cell table:style-name="ce15" office:value-type="float" office:value="80103.08">
            <text:p><text:s/>80.103 </text:p>
          </table:table-cell>
          <table:table-cell table:style-name="ce15" office:value-type="float" office:value="26123533.92">
            <text:p><text:s/>26.123.534 </text:p>
          </table:table-cell>
          <table:table-cell table:style-name="ce15" office:value-type="float" office:value="13641357.7">
            <text:p><text:s/>13.641.358 </text:p>
          </table:table-cell>
          <table:table-cell table:style-name="ce15" office:value-type="float" office:value="1817017.2">
            <text:p><text:s/>1.817.017 </text:p>
          </table:table-cell>
          <table:table-cell table:style-name="ce15" office:value-type="float" office:value="366895313.08">
            <text:p><text:s/>366.895.313 </text:p>
          </table:table-cell>
          <table:table-cell table:style-name="ce15" office:value-type="float" office:value="558368.33">
            <text:p><text:s/>558.368 </text:p>
          </table:table-cell>
          <table:table-cell table:style-name="ce27" office:value-type="float" office:value="744029879.11">
            <text:p><text:s/>744.029.87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7569.25">
            <text:p><text:s/>47.569 </text:p>
          </table:table-cell>
          <table:table-cell table:style-name="ce15" office:value-type="float" office:value="697009.74">
            <text:p><text:s/>697.010 </text:p>
          </table:table-cell>
          <table:table-cell table:style-name="ce15" office:value-type="float" office:value="1933771.7">
            <text:p><text:s/>1.933.772 </text:p>
          </table:table-cell>
          <table:table-cell table:style-name="ce15" office:value-type="float" office:value="30001.6">
            <text:p><text:s/>30.002 </text:p>
          </table:table-cell>
          <table:table-cell table:style-name="ce15" office:value-type="float" office:value="1767341.34">
            <text:p><text:s/>1.767.341 </text:p>
          </table:table-cell>
          <table:table-cell table:style-name="ce15" office:value-type="float" office:value="7145384.43">
            <text:p><text:s/>7.145.384 </text:p>
          </table:table-cell>
          <table:table-cell table:style-name="ce15" office:value-type="float" office:value="559660914.29">
            <text:p><text:s/>559.660.914 </text:p>
          </table:table-cell>
          <table:table-cell table:style-name="ce15" office:value-type="float" office:value="8332063.99">
            <text:p><text:s/>8.332.064 </text:p>
          </table:table-cell>
          <table:table-cell table:style-name="ce15" office:value-type="float" office:value="2664019.13">
            <text:p><text:s/>2.664.019 </text:p>
          </table:table-cell>
          <table:table-cell table:style-name="ce15" office:value-type="float" office:value="207836.85">
            <text:p><text:s/>207.837 </text:p>
          </table:table-cell>
          <table:table-cell table:style-name="ce15" office:value-type="float" office:value="76400656.95">
            <text:p><text:s/>76.400.657 </text:p>
          </table:table-cell>
          <table:table-cell table:style-name="ce15" office:value-type="float" office:value="1136798.65">
            <text:p><text:s/>1.136.799 </text:p>
          </table:table-cell>
          <table:table-cell table:style-name="ce15" office:value-type="float" office:value="4546457.08">
            <text:p><text:s/>4.546.457 </text:p>
          </table:table-cell>
          <table:table-cell table:style-name="ce15" office:value-type="float" office:value="6980956.97">
            <text:p><text:s/>6.980.957 </text:p>
          </table:table-cell>
          <table:table-cell table:style-name="ce15" office:value-type="float" office:value="430191.48">
            <text:p><text:s/>430.191 </text:p>
          </table:table-cell>
          <table:table-cell table:style-name="ce15" office:value-type="float" office:value="11637259.04">
            <text:p><text:s/>11.637.259 </text:p>
          </table:table-cell>
          <table:table-cell table:style-name="ce15" office:value-type="float" office:value="132607.23">
            <text:p><text:s/>132.607 </text:p>
          </table:table-cell>
          <table:table-cell table:style-name="ce15" office:value-type="float" office:value="118531673.17">
            <text:p><text:s/>118.531.673 </text:p>
          </table:table-cell>
          <table:table-cell table:style-name="ce15" office:value-type="float" office:value="48533452.14">
            <text:p><text:s/>48.533.452 </text:p>
          </table:table-cell>
          <table:table-cell table:style-name="ce15" office:value-type="float" office:value="553524.1">
            <text:p><text:s/>553.524 </text:p>
          </table:table-cell>
          <table:table-cell table:style-name="ce15" office:value-type="float" office:value="1139783.7">
            <text:p><text:s/>1.139.784 </text:p>
          </table:table-cell>
          <table:table-cell table:style-name="ce15" office:value-type="float" office:value="26617.57">
            <text:p><text:s/>26.618 </text:p>
          </table:table-cell>
          <table:table-cell table:style-name="ce15" office:value-type="float" office:value="41475218.98">
            <text:p><text:s/>41.475.219 </text:p>
          </table:table-cell>
          <table:table-cell table:style-name="ce15" office:value-type="float" office:value="7393772.21">
            <text:p><text:s/>7.393.772 </text:p>
          </table:table-cell>
          <table:table-cell table:style-name="ce15" office:value-type="float" office:value="1829289.71">
            <text:p><text:s/>1.829.290 </text:p>
          </table:table-cell>
          <table:table-cell table:style-name="ce15" office:value-type="float" office:value="1594873064.17">
            <text:p><text:s/>1.594.873.064 </text:p>
          </table:table-cell>
          <table:table-cell table:style-name="ce15" office:value-type="float" office:value="100010">
            <text:p><text:s/>100.010 </text:p>
          </table:table-cell>
          <table:table-cell table:style-name="ce27" office:value-type="float" office:value="2498207245.47">
            <text:p><text:s/>2.498.207.24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20384.2">
            <text:p><text:s/>20.384 </text:p>
          </table:table-cell>
          <table:table-cell table:style-name="ce15" office:value-type="float" office:value="78090.42">
            <text:p><text:s/>78.090 </text:p>
          </table:table-cell>
          <table:table-cell table:style-name="ce15" office:value-type="float" office:value="62022.18">
            <text:p><text:s/>62.022 </text:p>
          </table:table-cell>
          <table:table-cell table:style-name="ce15" office:value-type="float" office:value="6980.35">
            <text:p><text:s/>6.980 </text:p>
          </table:table-cell>
          <table:table-cell table:style-name="ce15" office:value-type="float" office:value="1185223.49">
            <text:p><text:s/>1.185.223 </text:p>
          </table:table-cell>
          <table:table-cell table:style-name="ce15" office:value-type="float" office:value="125839.46">
            <text:p><text:s/>125.839 </text:p>
          </table:table-cell>
          <table:table-cell table:style-name="ce15" office:value-type="float" office:value="114271.98">
            <text:p><text:s/>114.272 </text:p>
          </table:table-cell>
          <table:table-cell table:style-name="ce15" office:value-type="float" office:value="279981.03">
            <text:p><text:s/>279.981 </text:p>
          </table:table-cell>
          <table:table-cell table:style-name="ce15" office:value-type="float" office:value="830211.92">
            <text:p><text:s/>830.212 </text:p>
          </table:table-cell>
          <table:table-cell table:style-name="ce15" office:value-type="float" office:value="176966.4">
            <text:p><text:s/>176.966 </text:p>
          </table:table-cell>
          <table:table-cell table:style-name="ce15" office:value-type="float" office:value="2081690.93">
            <text:p><text:s/>2.081.691 </text:p>
          </table:table-cell>
          <table:table-cell table:style-name="ce15" office:value-type="float" office:value="4746421.7">
            <text:p><text:s/>4.746.422 </text:p>
          </table:table-cell>
          <table:table-cell table:style-name="ce15" office:value-type="float" office:value="8057623.17">
            <text:p><text:s/>8.057.623 </text:p>
          </table:table-cell>
          <table:table-cell table:style-name="ce15" office:value-type="float" office:value="368391.52">
            <text:p><text:s/>368.392 </text:p>
          </table:table-cell>
          <table:table-cell table:style-name="ce15" office:value-type="float" office:value="97274.25">
            <text:p><text:s/>97.274 </text:p>
          </table:table-cell>
          <table:table-cell table:style-name="ce15" office:value-type="float" office:value="1284007.38">
            <text:p><text:s/>1.284.007 </text:p>
          </table:table-cell>
          <table:table-cell table:style-name="ce15" office:value-type="float" office:value="493802.52">
            <text:p><text:s/>493.803 </text:p>
          </table:table-cell>
          <table:table-cell table:style-name="ce15" office:value-type="float" office:value="1443604.95">
            <text:p><text:s/>1.443.605 </text:p>
          </table:table-cell>
          <table:table-cell table:style-name="ce15" office:value-type="float" office:value="774307.8">
            <text:p><text:s/>774.308 </text:p>
          </table:table-cell>
          <table:table-cell table:style-name="ce15" office:value-type="float" office:value="190644.35">
            <text:p><text:s/>190.644 </text:p>
          </table:table-cell>
          <table:table-cell table:style-name="ce15" office:value-type="float" office:value="57073.69">
            <text:p><text:s/>57.074 </text:p>
          </table:table-cell>
          <table:table-cell table:style-name="ce15" office:value-type="float" office:value="35705.16">
            <text:p><text:s/>35.705 </text:p>
          </table:table-cell>
          <table:table-cell table:style-name="ce15" office:value-type="float" office:value="856616.84">
            <text:p><text:s/>856.617 </text:p>
          </table:table-cell>
          <table:table-cell table:style-name="ce15" office:value-type="float" office:value="321288.48">
            <text:p><text:s/>321.288 </text:p>
          </table:table-cell>
          <table:table-cell table:style-name="ce15" office:value-type="float" office:value="57239.99">
            <text:p><text:s/>57.240 </text:p>
          </table:table-cell>
          <table:table-cell table:style-name="ce15" office:value-type="float" office:value="2223904.04">
            <text:p><text:s/>2.223.904 </text:p>
          </table:table-cell>
          <table:table-cell table:style-name="ce15" office:value-type="float" office:value="208766.69">
            <text:p><text:s/>208.767 </text:p>
          </table:table-cell>
          <table:table-cell table:style-name="ce27" office:value-type="float" office:value="26178334.89">
            <text:p><text:s/>26.178.33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7427546.48">
            <text:p><text:s/>7.427.546 </text:p>
          </table:table-cell>
          <table:table-cell table:style-name="ce15" office:value-type="float" office:value="32298162.23">
            <text:p><text:s/>32.298.162 </text:p>
          </table:table-cell>
          <table:table-cell table:style-name="ce15" office:value-type="float" office:value="305767547.89">
            <text:p><text:s/>305.767.548 </text:p>
          </table:table-cell>
          <table:table-cell table:style-name="ce15" office:value-type="float" office:value="8912943.52">
            <text:p><text:s/>8.912.944 </text:p>
          </table:table-cell>
          <table:table-cell table:style-name="ce15" office:value-type="float" office:value="363368100.09">
            <text:p><text:s/>363.368.100 </text:p>
          </table:table-cell>
          <table:table-cell table:style-name="ce15" office:value-type="float" office:value="219248689.84">
            <text:p><text:s/>219.248.690 </text:p>
          </table:table-cell>
          <table:table-cell table:style-name="ce15" office:value-type="float" office:value="700336290.1">
            <text:p><text:s/>700.336.290 </text:p>
          </table:table-cell>
          <table:table-cell table:style-name="ce15" office:value-type="float" office:value="293577604.54">
            <text:p><text:s/>293.577.605 </text:p>
          </table:table-cell>
          <table:table-cell table:style-name="ce15" office:value-type="float" office:value="187646404.23">
            <text:p><text:s/>187.646.404 </text:p>
          </table:table-cell>
          <table:table-cell table:style-name="ce15" office:value-type="float" office:value="120055377.22">
            <text:p><text:s/>120.055.377 </text:p>
          </table:table-cell>
          <table:table-cell table:style-name="ce15" office:value-type="float" office:value="826187404.35">
            <text:p><text:s/>826.187.404 </text:p>
          </table:table-cell>
          <table:table-cell table:style-name="ce15" office:value-type="float" office:value="54242237.03">
            <text:p><text:s/>54.242.237 </text:p>
          </table:table-cell>
          <table:table-cell table:style-name="ce15" office:value-type="float" office:value="81444711.35">
            <text:p><text:s/>81.444.711 </text:p>
          </table:table-cell>
          <table:table-cell table:style-name="ce15" office:value-type="float" office:value="100108730.64">
            <text:p><text:s/>100.108.731 </text:p>
          </table:table-cell>
          <table:table-cell table:style-name="ce15" office:value-type="float" office:value="69952035.33">
            <text:p><text:s/>69.952.035 </text:p>
          </table:table-cell>
          <table:table-cell table:style-name="ce15" office:value-type="float" office:value="296700768.76">
            <text:p><text:s/>296.700.769 </text:p>
          </table:table-cell>
          <table:table-cell table:style-name="ce15" office:value-type="float" office:value="30257367.35">
            <text:p><text:s/>30.257.367 </text:p>
          </table:table-cell>
          <table:table-cell table:style-name="ce15" office:value-type="float" office:value="912066209.07">
            <text:p><text:s/>912.066.209 </text:p>
          </table:table-cell>
          <table:table-cell table:style-name="ce15" office:value-type="float" office:value="3303922931.47">
            <text:p><text:s/>3.303.922.931 </text:p>
          </table:table-cell>
          <table:table-cell table:style-name="ce15" office:value-type="float" office:value="59155943.23">
            <text:p><text:s/>59.155.943 </text:p>
          </table:table-cell>
          <table:table-cell table:style-name="ce15" office:value-type="float" office:value="24580217.33">
            <text:p><text:s/>24.580.217 </text:p>
          </table:table-cell>
          <table:table-cell table:style-name="ce15" office:value-type="float" office:value="6541691.65">
            <text:p><text:s/>6.541.692 </text:p>
          </table:table-cell>
          <table:table-cell table:style-name="ce15" office:value-type="float" office:value="789456038.84">
            <text:p><text:s/>789.456.039 </text:p>
          </table:table-cell>
          <table:table-cell table:style-name="ce15" office:value-type="float" office:value="672486733.9">
            <text:p><text:s/>672.486.734 </text:p>
          </table:table-cell>
          <table:table-cell table:style-name="ce15" office:value-type="float" office:value="44842505.03">
            <text:p><text:s/>44.842.505 </text:p>
          </table:table-cell>
          <table:table-cell table:style-name="ce15" office:value-type="float" office:value="7123407230.62">
            <text:p><text:s/>7.123.407.231 </text:p>
          </table:table-cell>
          <table:table-cell table:style-name="ce15" office:value-type="float" office:value="20380443.07">
            <text:p><text:s/>20.380.443 </text:p>
          </table:table-cell>
          <table:table-cell table:style-name="ce27" office:value-type="float" office:value="16654371865.16">
            <text:p><text:s/>16.654.371.86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743.5">
            <text:p><text:s/>1.744 </text:p>
          </table:table-cell>
          <table:table-cell table:style-name="ce15" office:value-type="float" office:value="95932.55">
            <text:p><text:s/>95.933 </text:p>
          </table:table-cell>
          <table:table-cell table:style-name="ce15" office:value-type="float" office:value="115590.21">
            <text:p><text:s/>115.590 </text:p>
          </table:table-cell>
          <table:table-cell table:style-name="ce15" office:value-type="float" office:value="10869.65">
            <text:p><text:s/>10.870 </text:p>
          </table:table-cell>
          <table:table-cell table:style-name="ce15" office:value-type="float" office:value="1499412.1">
            <text:p><text:s/>1.499.412 </text:p>
          </table:table-cell>
          <table:table-cell table:style-name="ce15" office:value-type="float" office:value="13129068.61">
            <text:p><text:s/>13.129.069 </text:p>
          </table:table-cell>
          <table:table-cell table:style-name="ce15" office:value-type="float" office:value="326659988.2">
            <text:p><text:s/>326.659.988 </text:p>
          </table:table-cell>
          <table:table-cell table:style-name="ce15" office:value-type="float" office:value="5123798.82">
            <text:p><text:s/>5.123.799 </text:p>
          </table:table-cell>
          <table:table-cell table:style-name="ce15" office:value-type="float" office:value="454848.77">
            <text:p><text:s/>454.849 </text:p>
          </table:table-cell>
          <table:table-cell table:style-name="ce15" office:value-type="float" office:value="51634.35">
            <text:p><text:s/>51.634 </text:p>
          </table:table-cell>
          <table:table-cell table:style-name="ce15" office:value-type="float" office:value="6058003.16">
            <text:p><text:s/>6.058.003 </text:p>
          </table:table-cell>
          <table:table-cell table:style-name="ce15" office:value-type="float" office:value="63487.61">
            <text:p><text:s/>63.488 </text:p>
          </table:table-cell>
          <table:table-cell table:style-name="ce15" office:value-type="float" office:value="173247.87">
            <text:p><text:s/>173.248 </text:p>
          </table:table-cell>
          <table:table-cell table:style-name="ce15" office:value-type="float" office:value="6231408.19">
            <text:p><text:s/>6.231.408 </text:p>
          </table:table-cell>
          <table:table-cell table:style-name="ce15" office:value-type="float" office:value="41207.34">
            <text:p><text:s/>41.207 </text:p>
          </table:table-cell>
          <table:table-cell table:style-name="ce15" office:value-type="float" office:value="9414525.03">
            <text:p><text:s/>9.414.525 </text:p>
          </table:table-cell>
          <table:table-cell table:style-name="ce15" office:value-type="float" office:value="53051.04">
            <text:p><text:s/>53.051 </text:p>
          </table:table-cell>
          <table:table-cell table:style-name="ce15" office:value-type="float" office:value="31385912.18">
            <text:p><text:s/>31.385.912 </text:p>
          </table:table-cell>
          <table:table-cell table:style-name="ce15" office:value-type="float" office:value="85126624.94">
            <text:p><text:s/>85.126.625 </text:p>
          </table:table-cell>
          <table:table-cell table:style-name="ce15" office:value-type="float" office:value="95963.35">
            <text:p><text:s/>95.963 </text:p>
          </table:table-cell>
          <table:table-cell table:style-name="ce15" office:value-type="float" office:value="13853">
            <text:p><text:s/>13.853 </text:p>
          </table:table-cell>
          <table:table-cell table:style-name="ce15" office:value-type="float" office:value="3851.01">
            <text:p><text:s/>3.851 </text:p>
          </table:table-cell>
          <table:table-cell table:style-name="ce15" office:value-type="float" office:value="24939344.78">
            <text:p><text:s/>24.939.345 </text:p>
          </table:table-cell>
          <table:table-cell table:style-name="ce15" office:value-type="float" office:value="1175714.97">
            <text:p><text:s/>1.175.715 </text:p>
          </table:table-cell>
          <table:table-cell table:style-name="ce15" office:value-type="float" office:value="1242842.84">
            <text:p><text:s/>1.242.843 </text:p>
          </table:table-cell>
          <table:table-cell table:style-name="ce15" office:value-type="float" office:value="289394131.09">
            <text:p><text:s/>289.394.131 </text:p>
          </table:table-cell>
          <table:table-cell table:style-name="ce15" office:value-type="float" office:value="15425.35">
            <text:p><text:s/>15.425 </text:p>
          </table:table-cell>
          <table:table-cell table:style-name="ce27" office:value-type="float" office:value="802571480.51">
            <text:p><text:s/>802.571.48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7425802.98">
            <text:p><text:s/>7.425.803 </text:p>
          </table:table-cell>
          <table:table-cell table:style-name="ce15" office:value-type="float" office:value="32202229.68">
            <text:p><text:s/>32.202.230 </text:p>
          </table:table-cell>
          <table:table-cell table:style-name="ce15" office:value-type="float" office:value="305651957.68">
            <text:p><text:s/>305.651.958 </text:p>
          </table:table-cell>
          <table:table-cell table:style-name="ce15" office:value-type="float" office:value="8902073.87">
            <text:p><text:s/>8.902.074 </text:p>
          </table:table-cell>
          <table:table-cell table:style-name="ce15" office:value-type="float" office:value="361868687.99">
            <text:p><text:s/>361.868.688 </text:p>
          </table:table-cell>
          <table:table-cell table:style-name="ce15" office:value-type="float" office:value="206119621.23">
            <text:p><text:s/>206.119.621 </text:p>
          </table:table-cell>
          <table:table-cell table:style-name="ce15" office:value-type="float" office:value="373676301.9">
            <text:p><text:s/>373.676.302 </text:p>
          </table:table-cell>
          <table:table-cell table:style-name="ce15" office:value-type="float" office:value="288453805.72">
            <text:p><text:s/>288.453.806 </text:p>
          </table:table-cell>
          <table:table-cell table:style-name="ce15" office:value-type="float" office:value="187191555.46">
            <text:p><text:s/>187.191.555 </text:p>
          </table:table-cell>
          <table:table-cell table:style-name="ce15" office:value-type="float" office:value="120003742.87">
            <text:p><text:s/>120.003.743 </text:p>
          </table:table-cell>
          <table:table-cell table:style-name="ce15" office:value-type="float" office:value="820129401.19">
            <text:p><text:s/>820.129.401 </text:p>
          </table:table-cell>
          <table:table-cell table:style-name="ce15" office:value-type="float" office:value="54178749.42">
            <text:p><text:s/>54.178.749 </text:p>
          </table:table-cell>
          <table:table-cell table:style-name="ce15" office:value-type="float" office:value="81271463.48">
            <text:p><text:s/>81.271.463 </text:p>
          </table:table-cell>
          <table:table-cell table:style-name="ce15" office:value-type="float" office:value="93877322.45">
            <text:p><text:s/>93.877.322 </text:p>
          </table:table-cell>
          <table:table-cell table:style-name="ce15" office:value-type="float" office:value="69910827.99">
            <text:p><text:s/>69.910.828 </text:p>
          </table:table-cell>
          <table:table-cell table:style-name="ce15" office:value-type="float" office:value="287286243.73">
            <text:p><text:s/>287.286.244 </text:p>
          </table:table-cell>
          <table:table-cell table:style-name="ce15" office:value-type="float" office:value="30204316.31">
            <text:p><text:s/>30.204.316 </text:p>
          </table:table-cell>
          <table:table-cell table:style-name="ce15" office:value-type="float" office:value="880680296.89">
            <text:p><text:s/>880.680.297 </text:p>
          </table:table-cell>
          <table:table-cell table:style-name="ce15" office:value-type="float" office:value="3218796306.53">
            <text:p><text:s/>3.218.796.307 </text:p>
          </table:table-cell>
          <table:table-cell table:style-name="ce15" office:value-type="float" office:value="59059979.88">
            <text:p><text:s/>59.059.980 </text:p>
          </table:table-cell>
          <table:table-cell table:style-name="ce15" office:value-type="float" office:value="24566364.33">
            <text:p><text:s/>24.566.364 </text:p>
          </table:table-cell>
          <table:table-cell table:style-name="ce15" office:value-type="float" office:value="6537840.64">
            <text:p><text:s/>6.537.841 </text:p>
          </table:table-cell>
          <table:table-cell table:style-name="ce15" office:value-type="float" office:value="764516694.06">
            <text:p><text:s/>764.516.694 </text:p>
          </table:table-cell>
          <table:table-cell table:style-name="ce15" office:value-type="float" office:value="671311018.93">
            <text:p><text:s/>671.311.019 </text:p>
          </table:table-cell>
          <table:table-cell table:style-name="ce15" office:value-type="float" office:value="43599662.19">
            <text:p><text:s/>43.599.662 </text:p>
          </table:table-cell>
          <table:table-cell table:style-name="ce15" office:value-type="float" office:value="6834013099.53">
            <text:p><text:s/>6.834.013.100 </text:p>
          </table:table-cell>
          <table:table-cell table:style-name="ce15" office:value-type="float" office:value="20365017.72">
            <text:p><text:s/>20.365.018 </text:p>
          </table:table-cell>
          <table:table-cell table:style-name="ce27" office:value-type="float" office:value="15851800384.65">
            <text:p><text:s/>15.851.800.38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766781.81">
            <text:p><text:s/>2.766.782 </text:p>
          </table:table-cell>
          <table:table-cell table:style-name="ce15" office:value-type="float" office:value="13388549.84">
            <text:p><text:s/>13.388.550 </text:p>
          </table:table-cell>
          <table:table-cell table:style-name="ce15" office:value-type="float" office:value="78446455.57">
            <text:p><text:s/>78.446.456 </text:p>
          </table:table-cell>
          <table:table-cell table:style-name="ce15" office:value-type="float" office:value="3918255.18">
            <text:p><text:s/>3.918.255 </text:p>
          </table:table-cell>
          <table:table-cell table:style-name="ce15" office:value-type="float" office:value="104352397.34">
            <text:p><text:s/>104.352.397 </text:p>
          </table:table-cell>
          <table:table-cell table:style-name="ce15" office:value-type="float" office:value="67062923.08">
            <text:p><text:s/>67.062.923 </text:p>
          </table:table-cell>
          <table:table-cell table:style-name="ce15" office:value-type="float" office:value="266283681.5">
            <text:p><text:s/>266.283.682 </text:p>
          </table:table-cell>
          <table:table-cell table:style-name="ce15" office:value-type="float" office:value="82862180.91">
            <text:p><text:s/>82.862.181 </text:p>
          </table:table-cell>
          <table:table-cell table:style-name="ce15" office:value-type="float" office:value="57400849.34">
            <text:p><text:s/>57.400.849 </text:p>
          </table:table-cell>
          <table:table-cell table:style-name="ce15" office:value-type="float" office:value="36633163.52">
            <text:p><text:s/>36.633.164 </text:p>
          </table:table-cell>
          <table:table-cell table:style-name="ce15" office:value-type="float" office:value="245922679.78">
            <text:p><text:s/>245.922.680 </text:p>
          </table:table-cell>
          <table:table-cell table:style-name="ce15" office:value-type="float" office:value="19362986.51">
            <text:p><text:s/>19.362.987 </text:p>
          </table:table-cell>
          <table:table-cell table:style-name="ce15" office:value-type="float" office:value="31331426.09">
            <text:p><text:s/>31.331.426 </text:p>
          </table:table-cell>
          <table:table-cell table:style-name="ce15" office:value-type="float" office:value="35716020.22">
            <text:p><text:s/>35.716.020 </text:p>
          </table:table-cell>
          <table:table-cell table:style-name="ce15" office:value-type="float" office:value="20114948.98">
            <text:p><text:s/>20.114.949 </text:p>
          </table:table-cell>
          <table:table-cell table:style-name="ce15" office:value-type="float" office:value="86487340.97">
            <text:p><text:s/>86.487.341 </text:p>
          </table:table-cell>
          <table:table-cell table:style-name="ce15" office:value-type="float" office:value="12425962.66">
            <text:p><text:s/>12.425.963 </text:p>
          </table:table-cell>
          <table:table-cell table:style-name="ce15" office:value-type="float" office:value="231830353.52">
            <text:p><text:s/>231.830.354 </text:p>
          </table:table-cell>
          <table:table-cell table:style-name="ce15" office:value-type="float" office:value="780063705.52">
            <text:p><text:s/>780.063.706 </text:p>
          </table:table-cell>
          <table:table-cell table:style-name="ce15" office:value-type="float" office:value="21460248.24">
            <text:p><text:s/>21.460.248 </text:p>
          </table:table-cell>
          <table:table-cell table:style-name="ce15" office:value-type="float" office:value="10173695.14">
            <text:p><text:s/>10.173.695 </text:p>
          </table:table-cell>
          <table:table-cell table:style-name="ce15" office:value-type="float" office:value="3278049.53">
            <text:p><text:s/>3.278.050 </text:p>
          </table:table-cell>
          <table:table-cell table:style-name="ce15" office:value-type="float" office:value="208263114.88">
            <text:p><text:s/>208.263.115 </text:p>
          </table:table-cell>
          <table:table-cell table:style-name="ce15" office:value-type="float" office:value="167954780.48">
            <text:p><text:s/>167.954.780 </text:p>
          </table:table-cell>
          <table:table-cell table:style-name="ce15" office:value-type="float" office:value="13796550.83">
            <text:p><text:s/>13.796.551 </text:p>
          </table:table-cell>
          <table:table-cell table:style-name="ce15" office:value-type="float" office:value="1672508349.36">
            <text:p><text:s/>1.672.508.349 </text:p>
          </table:table-cell>
          <table:table-cell table:style-name="ce15" office:value-type="float" office:value="6234610.28">
            <text:p><text:s/>6.234.610 </text:p>
          </table:table-cell>
          <table:table-cell table:style-name="ce27" office:value-type="float" office:value="4280040061.08">
            <text:p><text:s/>4.280.040.06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89.25">
            <text:p><text:s/>289 </text:p>
          </table:table-cell>
          <table:table-cell table:style-name="ce15" office:value-type="float" office:value="16599.38">
            <text:p><text:s/>16.599 </text:p>
          </table:table-cell>
          <table:table-cell table:style-name="ce15" office:value-type="float" office:value="17340.16">
            <text:p><text:s/>17.340 </text:p>
          </table:table-cell>
          <table:table-cell table:style-name="ce15" office:value-type="float" office:value="1517.45">
            <text:p><text:s/>1.517 </text:p>
          </table:table-cell>
          <table:table-cell table:style-name="ce15" office:value-type="float" office:value="243300.24">
            <text:p><text:s/>243.300 </text:p>
          </table:table-cell>
          <table:table-cell table:style-name="ce15" office:value-type="float" office:value="2135912.41">
            <text:p><text:s/>2.135.912 </text:p>
          </table:table-cell>
          <table:table-cell table:style-name="ce15" office:value-type="float" office:value="53038257.72">
            <text:p><text:s/>53.038.258 </text:p>
          </table:table-cell>
          <table:table-cell table:style-name="ce15" office:value-type="float" office:value="390934.08">
            <text:p><text:s/>390.934 </text:p>
          </table:table-cell>
          <table:table-cell table:style-name="ce15" office:value-type="float" office:value="71659.2">
            <text:p><text:s/>71.659 </text:p>
          </table:table-cell>
          <table:table-cell table:style-name="ce15" office:value-type="float" office:value="8169.98">
            <text:p><text:s/>8.170 </text:p>
          </table:table-cell>
          <table:table-cell table:style-name="ce15" office:value-type="float" office:value="3039521.57">
            <text:p><text:s/>3.039.522 </text:p>
          </table:table-cell>
          <table:table-cell table:style-name="ce15" office:value-type="float" office:value="9950.32">
            <text:p><text:s/>9.950 </text:p>
          </table:table-cell>
          <table:table-cell table:style-name="ce15" office:value-type="float" office:value="28299.24">
            <text:p><text:s/>28.299 </text:p>
          </table:table-cell>
          <table:table-cell table:style-name="ce15" office:value-type="float" office:value="1016273.03">
            <text:p><text:s/>1.016.273 </text:p>
          </table:table-cell>
          <table:table-cell table:style-name="ce15" office:value-type="float" office:value="7056.34">
            <text:p><text:s/>7.056 </text:p>
          </table:table-cell>
          <table:table-cell table:style-name="ce15" office:value-type="float" office:value="1471832.25">
            <text:p><text:s/>1.471.832 </text:p>
          </table:table-cell>
          <table:table-cell table:style-name="ce15" office:value-type="float" office:value="8927.94">
            <text:p><text:s/>8.928 </text:p>
          </table:table-cell>
          <table:table-cell table:style-name="ce15" office:value-type="float" office:value="5110815.96">
            <text:p><text:s/>5.110.816 </text:p>
          </table:table-cell>
          <table:table-cell table:style-name="ce15" office:value-type="float" office:value="14326341.88">
            <text:p><text:s/>14.326.342 </text:p>
          </table:table-cell>
          <table:table-cell table:style-name="ce15" office:value-type="float" office:value="15616.12">
            <text:p><text:s/>15.616 </text:p>
          </table:table-cell>
          <table:table-cell table:style-name="ce15" office:value-type="float" office:value="2171.6">
            <text:p><text:s/>2.172 </text:p>
          </table:table-cell>
          <table:table-cell table:style-name="ce15" office:value-type="float" office:value="570.76">
            <text:p><text:s/>571 </text:p>
          </table:table-cell>
          <table:table-cell table:style-name="ce15" office:value-type="float" office:value="4069575.58">
            <text:p><text:s/>4.069.576 </text:p>
          </table:table-cell>
          <table:table-cell table:style-name="ce15" office:value-type="float" office:value="197123.22">
            <text:p><text:s/>197.123 </text:p>
          </table:table-cell>
          <table:table-cell table:style-name="ce15" office:value-type="float" office:value="53659.8">
            <text:p><text:s/>53.660 </text:p>
          </table:table-cell>
          <table:table-cell table:style-name="ce15" office:value-type="float" office:value="49996154.57">
            <text:p><text:s/>49.996.155 </text:p>
          </table:table-cell>
          <table:table-cell table:style-name="ce15" office:value-type="float" office:value="2489.16">
            <text:p><text:s/>2.489 </text:p>
          </table:table-cell>
          <table:table-cell table:style-name="ce27" office:value-type="float" office:value="135280359.21">
            <text:p><text:s/>135.280.35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766492.56">
            <text:p><text:s/>2.766.493 </text:p>
          </table:table-cell>
          <table:table-cell table:style-name="ce15" office:value-type="float" office:value="13371950.46">
            <text:p><text:s/>13.371.950 </text:p>
          </table:table-cell>
          <table:table-cell table:style-name="ce15" office:value-type="float" office:value="78429115.41">
            <text:p><text:s/>78.429.115 </text:p>
          </table:table-cell>
          <table:table-cell table:style-name="ce15" office:value-type="float" office:value="3916737.73">
            <text:p><text:s/>3.916.738 </text:p>
          </table:table-cell>
          <table:table-cell table:style-name="ce15" office:value-type="float" office:value="104109097.1">
            <text:p><text:s/>104.109.097 </text:p>
          </table:table-cell>
          <table:table-cell table:style-name="ce15" office:value-type="float" office:value="64927010.67">
            <text:p><text:s/>64.927.011 </text:p>
          </table:table-cell>
          <table:table-cell table:style-name="ce15" office:value-type="float" office:value="213245423.78">
            <text:p><text:s/>213.245.424 </text:p>
          </table:table-cell>
          <table:table-cell table:style-name="ce15" office:value-type="float" office:value="82471246.83">
            <text:p><text:s/>82.471.247 </text:p>
          </table:table-cell>
          <table:table-cell table:style-name="ce15" office:value-type="float" office:value="57329190.14">
            <text:p><text:s/>57.329.190 </text:p>
          </table:table-cell>
          <table:table-cell table:style-name="ce15" office:value-type="float" office:value="36624993.54">
            <text:p><text:s/>36.624.994 </text:p>
          </table:table-cell>
          <table:table-cell table:style-name="ce15" office:value-type="float" office:value="242883158.21">
            <text:p><text:s/>242.883.158 </text:p>
          </table:table-cell>
          <table:table-cell table:style-name="ce15" office:value-type="float" office:value="19353036.19">
            <text:p><text:s/>19.353.036 </text:p>
          </table:table-cell>
          <table:table-cell table:style-name="ce15" office:value-type="float" office:value="31303126.85">
            <text:p><text:s/>31.303.127 </text:p>
          </table:table-cell>
          <table:table-cell table:style-name="ce15" office:value-type="float" office:value="34699747.19">
            <text:p><text:s/>34.699.747 </text:p>
          </table:table-cell>
          <table:table-cell table:style-name="ce15" office:value-type="float" office:value="20107892.64">
            <text:p><text:s/>20.107.893 </text:p>
          </table:table-cell>
          <table:table-cell table:style-name="ce15" office:value-type="float" office:value="85015508.72">
            <text:p><text:s/>85.015.509 </text:p>
          </table:table-cell>
          <table:table-cell table:style-name="ce15" office:value-type="float" office:value="12417034.72">
            <text:p><text:s/>12.417.035 </text:p>
          </table:table-cell>
          <table:table-cell table:style-name="ce15" office:value-type="float" office:value="226719537.56">
            <text:p><text:s/>226.719.538 </text:p>
          </table:table-cell>
          <table:table-cell table:style-name="ce15" office:value-type="float" office:value="765737363.64">
            <text:p><text:s/>765.737.364 </text:p>
          </table:table-cell>
          <table:table-cell table:style-name="ce15" office:value-type="float" office:value="21444632.12">
            <text:p><text:s/>21.444.632 </text:p>
          </table:table-cell>
          <table:table-cell table:style-name="ce15" office:value-type="float" office:value="10171523.54">
            <text:p><text:s/>10.171.524 </text:p>
          </table:table-cell>
          <table:table-cell table:style-name="ce15" office:value-type="float" office:value="3277478.77">
            <text:p><text:s/>3.277.479 </text:p>
          </table:table-cell>
          <table:table-cell table:style-name="ce15" office:value-type="float" office:value="204193539.3">
            <text:p><text:s/>204.193.539 </text:p>
          </table:table-cell>
          <table:table-cell table:style-name="ce15" office:value-type="float" office:value="167757657.26">
            <text:p><text:s/>167.757.657 </text:p>
          </table:table-cell>
          <table:table-cell table:style-name="ce15" office:value-type="float" office:value="13742891.03">
            <text:p><text:s/>13.742.891 </text:p>
          </table:table-cell>
          <table:table-cell table:style-name="ce15" office:value-type="float" office:value="1622512194.79">
            <text:p><text:s/>1.622.512.195 </text:p>
          </table:table-cell>
          <table:table-cell table:style-name="ce15" office:value-type="float" office:value="6232121.12">
            <text:p><text:s/>6.232.121 </text:p>
          </table:table-cell>
          <table:table-cell table:style-name="ce27" office:value-type="float" office:value="4144759701.87">
            <text:p><text:s/>4.144.759.70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566920.15">
            <text:p><text:s/>2.566.920 </text:p>
          </table:table-cell>
          <table:table-cell table:style-name="ce15" office:value-type="float" office:value="8725010.79">
            <text:p><text:s/>8.725.011 </text:p>
          </table:table-cell>
          <table:table-cell table:style-name="ce15" office:value-type="float" office:value="89884999.59">
            <text:p><text:s/>89.885.000 </text:p>
          </table:table-cell>
          <table:table-cell table:style-name="ce15" office:value-type="float" office:value="2190807.21">
            <text:p><text:s/>2.190.807 </text:p>
          </table:table-cell>
          <table:table-cell table:style-name="ce15" office:value-type="float" office:value="73740812.52">
            <text:p><text:s/>73.740.813 </text:p>
          </table:table-cell>
          <table:table-cell table:style-name="ce15" office:value-type="float" office:value="53574289.11">
            <text:p><text:s/>53.574.289 </text:p>
          </table:table-cell>
          <table:table-cell table:style-name="ce15" office:value-type="float" office:value="1582394548.64">
            <text:p><text:s/>1.582.394.549 </text:p>
          </table:table-cell>
          <table:table-cell table:style-name="ce15" office:value-type="float" office:value="43015831.74">
            <text:p><text:s/>43.015.832 </text:p>
          </table:table-cell>
          <table:table-cell table:style-name="ce15" office:value-type="float" office:value="45575484.76">
            <text:p><text:s/>45.575.485 </text:p>
          </table:table-cell>
          <table:table-cell table:style-name="ce15" office:value-type="float" office:value="15401293.38">
            <text:p><text:s/>15.401.293 </text:p>
          </table:table-cell>
          <table:table-cell table:style-name="ce15" office:value-type="float" office:value="204658910.97">
            <text:p><text:s/>204.658.911 </text:p>
          </table:table-cell>
          <table:table-cell table:style-name="ce15" office:value-type="float" office:value="17577695.8">
            <text:p><text:s/>17.577.696 </text:p>
          </table:table-cell>
          <table:table-cell table:style-name="ce15" office:value-type="float" office:value="32284054.62">
            <text:p><text:s/>32.284.055 </text:p>
          </table:table-cell>
          <table:table-cell table:style-name="ce15" office:value-type="float" office:value="31771559.16">
            <text:p><text:s/>31.771.559 </text:p>
          </table:table-cell>
          <table:table-cell table:style-name="ce15" office:value-type="float" office:value="14590799.4">
            <text:p><text:s/>14.590.799 </text:p>
          </table:table-cell>
          <table:table-cell table:style-name="ce15" office:value-type="float" office:value="65886443.73">
            <text:p><text:s/>65.886.444 </text:p>
          </table:table-cell>
          <table:table-cell table:style-name="ce15" office:value-type="float" office:value="11254025.41">
            <text:p><text:s/>11.254.025 </text:p>
          </table:table-cell>
          <table:table-cell table:style-name="ce15" office:value-type="float" office:value="216480253.03">
            <text:p><text:s/>216.480.253 </text:p>
          </table:table-cell>
          <table:table-cell table:style-name="ce15" office:value-type="float" office:value="654662576.21">
            <text:p><text:s/>654.662.576 </text:p>
          </table:table-cell>
          <table:table-cell table:style-name="ce15" office:value-type="float" office:value="17274801.09">
            <text:p><text:s/>17.274.801 </text:p>
          </table:table-cell>
          <table:table-cell table:style-name="ce15" office:value-type="float" office:value="7538251.65">
            <text:p><text:s/>7.538.252 </text:p>
          </table:table-cell>
          <table:table-cell table:style-name="ce15" office:value-type="float" office:value="2711581.22">
            <text:p><text:s/>2.711.581 </text:p>
          </table:table-cell>
          <table:table-cell table:style-name="ce15" office:value-type="float" office:value="149355464.83">
            <text:p><text:s/>149.355.465 </text:p>
          </table:table-cell>
          <table:table-cell table:style-name="ce15" office:value-type="float" office:value="104133787.72">
            <text:p><text:s/>104.133.788 </text:p>
          </table:table-cell>
          <table:table-cell table:style-name="ce15" office:value-type="float" office:value="10603299.67">
            <text:p><text:s/>10.603.300 </text:p>
          </table:table-cell>
          <table:table-cell table:style-name="ce15" office:value-type="float" office:value="1309974524.08">
            <text:p><text:s/>1.309.974.524 </text:p>
          </table:table-cell>
          <table:table-cell table:style-name="ce15" office:value-type="float" office:value="5931454.03">
            <text:p><text:s/>5.931.454 </text:p>
          </table:table-cell>
          <table:table-cell table:style-name="ce27" office:value-type="float" office:value="4773759480.51">
            <text:p><text:s/>4.773.759.48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777.6">
            <text:p><text:s/>778 </text:p>
          </table:table-cell>
          <table:table-cell table:style-name="ce15" office:value-type="float" office:value="4873.24">
            <text:p><text:s/>4.873 </text:p>
          </table:table-cell>
          <table:table-cell table:style-name="ce15" office:value-type="float" office:value="155554.24">
            <text:p><text:s/>155.55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88591.24">
            <text:p><text:s/>1.388.591 </text:p>
          </table:table-cell>
          <table:table-cell table:style-name="ce15" office:value-type="float" office:value="5925749.97">
            <text:p><text:s/>5.925.750 </text:p>
          </table:table-cell>
          <table:table-cell table:style-name="ce15" office:value-type="float" office:value="1488418306.33">
            <text:p><text:s/>1.488.418.306 </text:p>
          </table:table-cell>
          <table:table-cell table:style-name="ce15" office:value-type="float" office:value="1650450.44">
            <text:p><text:s/>1.650.450 </text:p>
          </table:table-cell>
          <table:table-cell table:style-name="ce15" office:value-type="float" office:value="39324.17">
            <text:p><text:s/>39.32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135661.77">
            <text:p><text:s/>9.135.662 </text:p>
          </table:table-cell>
          <table:table-cell table:style-name="ce15" office:value-type="float" office:value="39879.17">
            <text:p><text:s/>39.879 </text:p>
          </table:table-cell>
          <table:table-cell table:style-name="ce15" office:value-type="float" office:value="142619.1">
            <text:p><text:s/>142.619 </text:p>
          </table:table-cell>
          <table:table-cell table:style-name="ce15" office:value-type="float" office:value="6812979.23">
            <text:p><text:s/>6.812.979 </text:p>
          </table:table-cell>
          <table:table-cell table:style-name="ce15" office:value-type="float" office:value="7509.45">
            <text:p><text:s/>7.509 </text:p>
          </table:table-cell>
          <table:table-cell table:style-name="ce15" office:value-type="float" office:value="3115470.91">
            <text:p><text:s/>3.115.47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965947.56">
            <text:p><text:s/>12.965.948 </text:p>
          </table:table-cell>
          <table:table-cell table:style-name="ce15" office:value-type="float" office:value="56563291.17">
            <text:p><text:s/>56.563.291 </text:p>
          </table:table-cell>
          <table:table-cell table:style-name="ce15" office:value-type="float" office:value="27281.25">
            <text:p><text:s/>27.281 </text:p>
          </table:table-cell>
          <table:table-cell table:style-name="ce15" office:value-type="float" office:value="-1121.44">
            <text:p><text:s/>(1.121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264480.49">
            <text:p><text:s/>10.264.480 </text:p>
          </table:table-cell>
          <table:table-cell table:style-name="ce15" office:value-type="float" office:value="184601.99">
            <text:p><text:s/>184.602 </text:p>
          </table:table-cell>
          <table:table-cell table:style-name="ce15" office:value-type="float" office:value="1499951.71">
            <text:p><text:s/>1.499.952 </text:p>
          </table:table-cell>
          <table:table-cell table:style-name="ce15" office:value-type="float" office:value="192090157.51">
            <text:p><text:s/>192.090.158 </text:p>
          </table:table-cell>
          <table:table-cell table:style-name="ce15" office:value-type="float" office:value="-9386.16">
            <text:p><text:s/>(9.386)</text:p>
          </table:table-cell>
          <table:table-cell table:style-name="ce27" office:value-type="float" office:value="1790422950.94">
            <text:p><text:s/>1.790.422.95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566142.55">
            <text:p><text:s/>2.566.143 </text:p>
          </table:table-cell>
          <table:table-cell table:style-name="ce15" office:value-type="float" office:value="8720137.55">
            <text:p><text:s/>8.720.138 </text:p>
          </table:table-cell>
          <table:table-cell table:style-name="ce15" office:value-type="float" office:value="89729445.35">
            <text:p><text:s/>89.729.445 </text:p>
          </table:table-cell>
          <table:table-cell table:style-name="ce15" office:value-type="float" office:value="2190807.21">
            <text:p><text:s/>2.190.807 </text:p>
          </table:table-cell>
          <table:table-cell table:style-name="ce15" office:value-type="float" office:value="72352221.28">
            <text:p><text:s/>72.352.221 </text:p>
          </table:table-cell>
          <table:table-cell table:style-name="ce15" office:value-type="float" office:value="47648539.14">
            <text:p><text:s/>47.648.539 </text:p>
          </table:table-cell>
          <table:table-cell table:style-name="ce15" office:value-type="float" office:value="93976242.31">
            <text:p><text:s/>93.976.242 </text:p>
          </table:table-cell>
          <table:table-cell table:style-name="ce15" office:value-type="float" office:value="41365381.3">
            <text:p><text:s/>41.365.381 </text:p>
          </table:table-cell>
          <table:table-cell table:style-name="ce15" office:value-type="float" office:value="45536160.59">
            <text:p><text:s/>45.536.161 </text:p>
          </table:table-cell>
          <table:table-cell table:style-name="ce15" office:value-type="float" office:value="15401293.38">
            <text:p><text:s/>15.401.293 </text:p>
          </table:table-cell>
          <table:table-cell table:style-name="ce15" office:value-type="float" office:value="195523249.2">
            <text:p><text:s/>195.523.249 </text:p>
          </table:table-cell>
          <table:table-cell table:style-name="ce15" office:value-type="float" office:value="17537816.63">
            <text:p><text:s/>17.537.817 </text:p>
          </table:table-cell>
          <table:table-cell table:style-name="ce15" office:value-type="float" office:value="32141435.52">
            <text:p><text:s/>32.141.436 </text:p>
          </table:table-cell>
          <table:table-cell table:style-name="ce15" office:value-type="float" office:value="24958579.93">
            <text:p><text:s/>24.958.580 </text:p>
          </table:table-cell>
          <table:table-cell table:style-name="ce15" office:value-type="float" office:value="14583289.95">
            <text:p><text:s/>14.583.290 </text:p>
          </table:table-cell>
          <table:table-cell table:style-name="ce15" office:value-type="float" office:value="62770972.82">
            <text:p><text:s/>62.770.973 </text:p>
          </table:table-cell>
          <table:table-cell table:style-name="ce15" office:value-type="float" office:value="11254025.41">
            <text:p><text:s/>11.254.025 </text:p>
          </table:table-cell>
          <table:table-cell table:style-name="ce15" office:value-type="float" office:value="203514305.47">
            <text:p><text:s/>203.514.305 </text:p>
          </table:table-cell>
          <table:table-cell table:style-name="ce15" office:value-type="float" office:value="598099285.04">
            <text:p><text:s/>598.099.285 </text:p>
          </table:table-cell>
          <table:table-cell table:style-name="ce15" office:value-type="float" office:value="17247519.84">
            <text:p><text:s/>17.247.520 </text:p>
          </table:table-cell>
          <table:table-cell table:style-name="ce15" office:value-type="float" office:value="7539373.09">
            <text:p><text:s/>7.539.373 </text:p>
          </table:table-cell>
          <table:table-cell table:style-name="ce15" office:value-type="float" office:value="2711581.22">
            <text:p><text:s/>2.711.581 </text:p>
          </table:table-cell>
          <table:table-cell table:style-name="ce15" office:value-type="float" office:value="139090984.34">
            <text:p><text:s/>139.090.984 </text:p>
          </table:table-cell>
          <table:table-cell table:style-name="ce15" office:value-type="float" office:value="103949185.73">
            <text:p><text:s/>103.949.186 </text:p>
          </table:table-cell>
          <table:table-cell table:style-name="ce15" office:value-type="float" office:value="9103347.96">
            <text:p><text:s/>9.103.348 </text:p>
          </table:table-cell>
          <table:table-cell table:style-name="ce15" office:value-type="float" office:value="1117884366.57">
            <text:p><text:s/>1.117.884.367 </text:p>
          </table:table-cell>
          <table:table-cell table:style-name="ce15" office:value-type="float" office:value="5940840.19">
            <text:p><text:s/>5.940.840 </text:p>
          </table:table-cell>
          <table:table-cell table:style-name="ce27" office:value-type="float" office:value="2983336529.57">
            <text:p><text:s/>2.983.336.53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903.27">
            <text:p><text:s/>17.903 </text:p>
          </table:table-cell>
          <table:table-cell table:style-name="ce15" office:value-type="float" office:value="8822.76">
            <text:p><text:s/>8.823 </text:p>
          </table:table-cell>
          <table:table-cell table:style-name="ce15" office:value-type="float" office:value="3520.54">
            <text:p><text:s/>3.52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36">
            <text:p><text:s/>436 </text:p>
          </table:table-cell>
          <table:table-cell table:style-name="ce15" office:value-type="float" office:value="42479.19">
            <text:p><text:s/>42.479 </text:p>
          </table:table-cell>
          <table:table-cell table:style-name="ce15" office:value-type="float" office:value="-838.28">
            <text:p><text:s/>(838)</text:p>
          </table:table-cell>
          <table:table-cell table:style-name="ce15" office:value-type="float" office:value="62423.62">
            <text:p><text:s/>62.424 </text:p>
          </table:table-cell>
          <table:table-cell table:style-name="ce15" office:value-type="float" office:value="15927.25">
            <text:p><text:s/>15.927 </text:p>
          </table:table-cell>
          <table:table-cell table:style-name="ce15" office:value-type="float" office:value="218.86">
            <text:p><text:s/>219 </text:p>
          </table:table-cell>
          <table:table-cell table:style-name="ce15" office:value-type="float" office:value="55242.89">
            <text:p><text:s/>55.24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2769.49">
            <text:p><text:s/>82.7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29344.95">
            <text:p><text:s/>729.345 </text:p>
          </table:table-cell>
          <table:table-cell table:style-name="ce15" office:value-type="float" office:value="1279.79">
            <text:p><text:s/>1.28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63.96">
            <text:p><text:s/>6.664 </text:p>
          </table:table-cell>
          <table:table-cell table:style-name="ce15" office:value-type="float" office:value="389.94">
            <text:p><text:s/>390 </text:p>
          </table:table-cell>
          <table:table-cell table:style-name="ce15" office:value-type="float" office:value="1452">
            <text:p><text:s/>1.452 </text:p>
          </table:table-cell>
          <table:table-cell table:style-name="ce15" office:value-type="float" office:value="311984.27">
            <text:p><text:s/>311.984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1340020.5">
            <text:p><text:s/>1.340.02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86708.5">
            <text:p><text:s/>86.709 </text:p>
          </table:table-cell>
          <table:table-cell table:style-name="ce15" office:value-type="float" office:value="2438.92">
            <text:p><text:s/>2.439 </text:p>
          </table:table-cell>
          <table:table-cell table:style-name="ce15" office:value-type="float" office:value="44020.75">
            <text:p><text:s/>44.021 </text:p>
          </table:table-cell>
          <table:table-cell table:style-name="ce15" office:value-type="float" office:value="3043.64">
            <text:p><text:s/>3.044 </text:p>
          </table:table-cell>
          <table:table-cell table:style-name="ce15" office:value-type="float" office:value="275318.81">
            <text:p><text:s/>275.319 </text:p>
          </table:table-cell>
          <table:table-cell table:style-name="ce15" office:value-type="float" office:value="51346.7">
            <text:p><text:s/>51.347 </text:p>
          </table:table-cell>
          <table:table-cell table:style-name="ce15" office:value-type="float" office:value="115212.78">
            <text:p><text:s/>115.213 </text:p>
          </table:table-cell>
          <table:table-cell table:style-name="ce15" office:value-type="float" office:value="682851.96">
            <text:p><text:s/>682.852 </text:p>
          </table:table-cell>
          <table:table-cell table:style-name="ce15" office:value-type="float" office:value="187608.76">
            <text:p><text:s/>187.609 </text:p>
          </table:table-cell>
          <table:table-cell table:style-name="ce15" office:value-type="float" office:value="30976.61">
            <text:p><text:s/>30.977 </text:p>
          </table:table-cell>
          <table:table-cell table:style-name="ce15" office:value-type="float" office:value="5449390.17">
            <text:p><text:s/>5.449.390 </text:p>
          </table:table-cell>
          <table:table-cell table:style-name="ce15" office:value-type="float" office:value="2988033.25">
            <text:p><text:s/>2.988.033 </text:p>
          </table:table-cell>
          <table:table-cell table:style-name="ce15" office:value-type="float" office:value="26313.46">
            <text:p><text:s/>26.313 </text:p>
          </table:table-cell>
          <table:table-cell table:style-name="ce15" office:value-type="float" office:value="123030.36">
            <text:p><text:s/>123.030 </text:p>
          </table:table-cell>
          <table:table-cell table:style-name="ce15" office:value-type="float" office:value="4913789.34">
            <text:p><text:s/>4.913.789 </text:p>
          </table:table-cell>
          <table:table-cell table:style-name="ce15" office:value-type="float" office:value="340228.22">
            <text:p><text:s/>340.228 </text:p>
          </table:table-cell>
          <table:table-cell table:style-name="ce15" office:value-type="float" office:value="503.6">
            <text:p><text:s/>504 </text:p>
          </table:table-cell>
          <table:table-cell table:style-name="ce15" office:value-type="float" office:value="1444399.27">
            <text:p><text:s/>1.444.399 </text:p>
          </table:table-cell>
          <table:table-cell table:style-name="ce15" office:value-type="float" office:value="7249269.76">
            <text:p><text:s/>7.249.270 </text:p>
          </table:table-cell>
          <table:table-cell table:style-name="ce15" office:value-type="float" office:value="26948.36">
            <text:p><text:s/>26.948 </text:p>
          </table:table-cell>
          <table:table-cell table:style-name="ce15" office:value-type="float" office:value="18475.95">
            <text:p><text:s/>18.476 </text:p>
          </table:table-cell>
          <table:table-cell table:style-name="ce15" office:value-type="float" office:value="366534.23">
            <text:p><text:s/>366.534 </text:p>
          </table:table-cell>
          <table:table-cell table:style-name="ce15" office:value-type="float" office:value="11026971.88">
            <text:p><text:s/>11.026.972 </text:p>
          </table:table-cell>
          <table:table-cell table:style-name="ce15" office:value-type="float" office:value="1974125.79">
            <text:p><text:s/>1.974.126 </text:p>
          </table:table-cell>
          <table:table-cell table:style-name="ce15" office:value-type="float" office:value="4450.93">
            <text:p><text:s/>4.451 </text:p>
          </table:table-cell>
          <table:table-cell table:style-name="ce15" office:value-type="float" office:value="22728458.19">
            <text:p><text:s/>22.728.458 </text:p>
          </table:table-cell>
          <table:table-cell table:style-name="ce15" office:value-type="float" office:value="868">
            <text:p><text:s/>868 </text:p>
          </table:table-cell>
          <table:table-cell table:style-name="ce27" office:value-type="float" office:value="60161318.19">
            <text:p><text:s/>60.161.318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783053.72">
            <text:p><text:s/>4.783.054 </text:p>
          </table:table-cell>
          <table:table-cell table:style-name="ce15" office:value-type="float" office:value="14126061.7">
            <text:p><text:s/>14.126.062 </text:p>
          </table:table-cell>
          <table:table-cell table:style-name="ce15" office:value-type="float" office:value="15085256.2">
            <text:p><text:s/>15.085.256 </text:p>
          </table:table-cell>
          <table:table-cell table:style-name="ce15" office:value-type="float" office:value="14633764.6">
            <text:p><text:s/>14.633.765 </text:p>
          </table:table-cell>
          <table:table-cell table:style-name="ce15" office:value-type="float" office:value="35945678.27">
            <text:p><text:s/>35.945.678 </text:p>
          </table:table-cell>
          <table:table-cell table:style-name="ce15" office:value-type="float" office:value="42596023.55">
            <text:p><text:s/>42.596.024 </text:p>
          </table:table-cell>
          <table:table-cell table:style-name="ce15" office:value-type="float" office:value="1192563876.89">
            <text:p><text:s/>1.192.563.877 </text:p>
          </table:table-cell>
          <table:table-cell table:style-name="ce15" office:value-type="float" office:value="19216309.15">
            <text:p><text:s/>19.216.309 </text:p>
          </table:table-cell>
          <table:table-cell table:style-name="ce15" office:value-type="float" office:value="24107196.71">
            <text:p><text:s/>24.107.197 </text:p>
          </table:table-cell>
          <table:table-cell table:style-name="ce15" office:value-type="float" office:value="14862117.1">
            <text:p><text:s/>14.862.117 </text:p>
          </table:table-cell>
          <table:table-cell table:style-name="ce15" office:value-type="float" office:value="99217261.19">
            <text:p><text:s/>99.217.261 </text:p>
          </table:table-cell>
          <table:table-cell table:style-name="ce15" office:value-type="float" office:value="13972120.75">
            <text:p><text:s/>13.972.121 </text:p>
          </table:table-cell>
          <table:table-cell table:style-name="ce15" office:value-type="float" office:value="14613422.57">
            <text:p><text:s/>14.613.423 </text:p>
          </table:table-cell>
          <table:table-cell table:style-name="ce15" office:value-type="float" office:value="27616316.61">
            <text:p><text:s/>27.616.317 </text:p>
          </table:table-cell>
          <table:table-cell table:style-name="ce15" office:value-type="float" office:value="31009575.43">
            <text:p><text:s/>31.009.575 </text:p>
          </table:table-cell>
          <table:table-cell table:style-name="ce15" office:value-type="float" office:value="41178466.05">
            <text:p><text:s/>41.178.466 </text:p>
          </table:table-cell>
          <table:table-cell table:style-name="ce15" office:value-type="float" office:value="12131662.9">
            <text:p><text:s/>12.131.663 </text:p>
          </table:table-cell>
          <table:table-cell table:style-name="ce15" office:value-type="float" office:value="41934452.42">
            <text:p><text:s/>41.934.452 </text:p>
          </table:table-cell>
          <table:table-cell table:style-name="ce15" office:value-type="float" office:value="201402907.99">
            <text:p><text:s/>201.402.908 </text:p>
          </table:table-cell>
          <table:table-cell table:style-name="ce15" office:value-type="float" office:value="23280440.86">
            <text:p><text:s/>23.280.441 </text:p>
          </table:table-cell>
          <table:table-cell table:style-name="ce15" office:value-type="float" office:value="14483461.21">
            <text:p><text:s/>14.483.461 </text:p>
          </table:table-cell>
          <table:table-cell table:style-name="ce15" office:value-type="float" office:value="10475254.28">
            <text:p><text:s/>10.475.254 </text:p>
          </table:table-cell>
          <table:table-cell table:style-name="ce15" office:value-type="float" office:value="77617476.47">
            <text:p><text:s/>77.617.476 </text:p>
          </table:table-cell>
          <table:table-cell table:style-name="ce15" office:value-type="float" office:value="34134349.8">
            <text:p><text:s/>34.134.350 </text:p>
          </table:table-cell>
          <table:table-cell table:style-name="ce15" office:value-type="float" office:value="11165402.82">
            <text:p><text:s/>11.165.403 </text:p>
          </table:table-cell>
          <table:table-cell table:style-name="ce15" office:value-type="float" office:value="87790954.7">
            <text:p><text:s/>87.790.955 </text:p>
          </table:table-cell>
          <table:table-cell table:style-name="ce15" office:value-type="float" office:value="5167644.85">
            <text:p><text:s/>5.167.645 </text:p>
          </table:table-cell>
          <table:table-cell table:style-name="ce27" office:value-type="float" office:value="2125110508.79">
            <text:p><text:s/>2.125.110.50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6" office:value-type="float" office:value="338038.81">
            <text:p><text:s/>338.039 </text:p>
          </table:table-cell>
          <table:table-cell table:style-name="ce16" office:value-type="float" office:value="3010045.36">
            <text:p><text:s/>3.010.045 </text:p>
          </table:table-cell>
          <table:table-cell table:style-name="ce16" office:value-type="float" office:value="12830924.33">
            <text:p><text:s/>12.830.924 </text:p>
          </table:table-cell>
          <table:table-cell table:style-name="ce16" office:value-type="float" office:value="67378.71">
            <text:p><text:s/>67.379 </text:p>
          </table:table-cell>
          <table:table-cell table:style-name="ce16" office:value-type="float" office:value="-1254132.35">
            <text:p><text:s/>(1.254.132)</text:p>
          </table:table-cell>
          <table:table-cell table:style-name="ce16" office:value-type="float" office:value="2540309.59">
            <text:p><text:s/>2.540.310 </text:p>
          </table:table-cell>
          <table:table-cell table:style-name="ce16" office:value-type="float" office:value="377519268.55">
            <text:p><text:s/>377.519.269 </text:p>
          </table:table-cell>
          <table:table-cell table:style-name="ce16" office:value-type="float" office:value="5110948.38">
            <text:p><text:s/>5.110.948 </text:p>
          </table:table-cell>
          <table:table-cell table:style-name="ce16" office:value-type="float" office:value="17248416.43">
            <text:p><text:s/>17.248.416 </text:p>
          </table:table-cell>
          <table:table-cell table:style-name="ce16" office:value-type="float" office:value="5899353.72">
            <text:p><text:s/>5.899.354 </text:p>
          </table:table-cell>
          <table:table-cell table:style-name="ce16" office:value-type="float" office:value="16524431.33">
            <text:p><text:s/>16.524.431 </text:p>
          </table:table-cell>
          <table:table-cell table:style-name="ce16" office:value-type="float" office:value="3206819.76">
            <text:p><text:s/>3.206.820 </text:p>
          </table:table-cell>
          <table:table-cell table:style-name="ce16" office:value-type="float" office:value="2252663.46">
            <text:p><text:s/>2.252.663 </text:p>
          </table:table-cell>
          <table:table-cell table:style-name="ce16" office:value-type="float" office:value="3527218.47">
            <text:p><text:s/>3.527.218 </text:p>
          </table:table-cell>
          <table:table-cell table:style-name="ce16" office:value-type="float" office:value="4177225.44">
            <text:p><text:s/>4.177.225 </text:p>
          </table:table-cell>
          <table:table-cell table:style-name="ce16" office:value-type="float" office:value="20077249.22">
            <text:p><text:s/>20.077.249 </text:p>
          </table:table-cell>
          <table:table-cell table:style-name="ce16" office:value-type="float" office:value="1347511.48">
            <text:p><text:s/>1.347.511 </text:p>
          </table:table-cell>
          <table:table-cell table:style-name="ce16" office:value-type="float" office:value="39294005.12">
            <text:p><text:s/>39.294.005 </text:p>
          </table:table-cell>
          <table:table-cell table:style-name="ce16" office:value-type="float" office:value="53553109.9">
            <text:p><text:s/>53.553.110 </text:p>
          </table:table-cell>
          <table:table-cell table:style-name="ce16" office:value-type="float" office:value="1471465.11">
            <text:p><text:s/>1.471.465 </text:p>
          </table:table-cell>
          <table:table-cell table:style-name="ce16" office:value-type="float" office:value="1459439.23">
            <text:p><text:s/>1.459.439 </text:p>
          </table:table-cell>
          <table:table-cell table:style-name="ce16" office:value-type="float" office:value="1203042.24">
            <text:p><text:s/>1.203.042 </text:p>
          </table:table-cell>
          <table:table-cell table:style-name="ce16" office:value-type="float" office:value="32625920.17">
            <text:p><text:s/>32.625.920 </text:p>
          </table:table-cell>
          <table:table-cell table:style-name="ce16" office:value-type="float" office:value="21451003.16">
            <text:p><text:s/>21.451.003 </text:p>
          </table:table-cell>
          <table:table-cell table:style-name="ce16" office:value-type="float" office:value="1945505.59">
            <text:p><text:s/>1.945.506 </text:p>
          </table:table-cell>
          <table:table-cell table:style-name="ce16" office:value-type="float" office:value="271294064.42">
            <text:p><text:s/>271.294.064 </text:p>
          </table:table-cell>
          <table:table-cell table:style-name="ce16" office:value-type="float" office:value="776157.96">
            <text:p><text:s/>776.158 </text:p>
          </table:table-cell>
          <table:table-cell table:style-name="ce28" office:value-type="float" office:value="899497383.59">
            <text:p><text:s/>899.497.384 </text:p>
          </table:table-cell>
          <table:table-cell table:style-name="ce21"/>
          <table:table-cell table:number-columns-repeated="994"/>
        </table:table-row>
        <table:table-row table:style-name="ro8">
          <table:table-cell table:style-name="ce8" office:value-type="string">
            <text:p>SUBTOTAL [A]</text:p>
          </table:table-cell>
          <table:table-cell table:style-name="ce17" office:value-type="float" office:value="31668873.02">
            <text:p><text:s/>31.668.873 </text:p>
          </table:table-cell>
          <table:table-cell table:style-name="ce17" office:value-type="float" office:value="126458214.47">
            <text:p><text:s/>126.458.214 </text:p>
          </table:table-cell>
          <table:table-cell table:style-name="ce17" office:value-type="float" office:value="763278338.11">
            <text:p><text:s/>763.278.338 </text:p>
          </table:table-cell>
          <table:table-cell table:style-name="ce17" office:value-type="float" office:value="47841709.69">
            <text:p><text:s/>47.841.710 </text:p>
          </table:table-cell>
          <table:table-cell table:style-name="ce17" office:value-type="float" office:value="1048694422.71">
            <text:p><text:s/>1.048.694.423 </text:p>
          </table:table-cell>
          <table:table-cell table:style-name="ce17" office:value-type="float" office:value="683666282.38">
            <text:p><text:s/>683.666.282 </text:p>
          </table:table-cell>
          <table:table-cell table:style-name="ce17" office:value-type="float" office:value="9449669956.19">
            <text:p><text:s/>9.449.669.956 </text:p>
          </table:table-cell>
          <table:table-cell table:style-name="ce17" office:value-type="float" office:value="1092824651.89">
            <text:p><text:s/>1.092.824.652 </text:p>
          </table:table-cell>
          <table:table-cell table:style-name="ce17" office:value-type="float" office:value="643721990.45">
            <text:p><text:s/>643.721.990 </text:p>
          </table:table-cell>
          <table:table-cell table:style-name="ce17" office:value-type="float" office:value="286050627.13">
            <text:p><text:s/>286.050.627 </text:p>
          </table:table-cell>
          <table:table-cell table:style-name="ce17" office:value-type="float" office:value="3049735548.05">
            <text:p><text:s/>3.049.735.548 </text:p>
          </table:table-cell>
          <table:table-cell table:style-name="ce17" office:value-type="float" office:value="218183390.71">
            <text:p><text:s/>218.183.391 </text:p>
          </table:table-cell>
          <table:table-cell table:style-name="ce17" office:value-type="float" office:value="314840922.03">
            <text:p><text:s/>314.840.922 </text:p>
          </table:table-cell>
          <table:table-cell table:style-name="ce17" office:value-type="float" office:value="361250769.1">
            <text:p><text:s/>361.250.769 </text:p>
          </table:table-cell>
          <table:table-cell table:style-name="ce17" office:value-type="float" office:value="244460536.83">
            <text:p><text:s/>244.460.537 </text:p>
          </table:table-cell>
          <table:table-cell table:style-name="ce17" office:value-type="float" office:value="928967117">
            <text:p><text:s/>928.967.117 </text:p>
          </table:table-cell>
          <table:table-cell table:style-name="ce17" office:value-type="float" office:value="116643240.05">
            <text:p><text:s/>116.643.240 </text:p>
          </table:table-cell>
          <table:table-cell table:style-name="ce17" office:value-type="float" office:value="3028299606.66">
            <text:p><text:s/>3.028.299.607 </text:p>
          </table:table-cell>
          <table:table-cell table:style-name="ce17" office:value-type="float" office:value="9549470797.21">
            <text:p><text:s/>9.549.470.797 </text:p>
          </table:table-cell>
          <table:table-cell table:style-name="ce17" office:value-type="float" office:value="207967447.23">
            <text:p><text:s/>207.967.447 </text:p>
          </table:table-cell>
          <table:table-cell table:style-name="ce17" office:value-type="float" office:value="100071774.7">
            <text:p><text:s/>100.071.775 </text:p>
          </table:table-cell>
          <table:table-cell table:style-name="ce17" office:value-type="float" office:value="36241062.16">
            <text:p><text:s/>36.241.062 </text:p>
          </table:table-cell>
          <table:table-cell table:style-name="ce17" office:value-type="float" office:value="2556905355.83">
            <text:p><text:s/>2.556.905.356 </text:p>
          </table:table-cell>
          <table:table-cell table:style-name="ce17" office:value-type="float" office:value="1948613740.06">
            <text:p><text:s/>1.948.613.740 </text:p>
          </table:table-cell>
          <table:table-cell table:style-name="ce17" office:value-type="float" office:value="145978776.36">
            <text:p><text:s/>145.978.776 </text:p>
          </table:table-cell>
          <table:table-cell table:style-name="ce17" office:value-type="float" office:value="23045708056.71">
            <text:p><text:s/>23.045.708.057 </text:p>
          </table:table-cell>
          <table:table-cell table:style-name="ce17" office:value-type="float" office:value="63093561.24">
            <text:p><text:s/>63.093.561 </text:p>
          </table:table-cell>
          <table:table-cell table:style-name="ce29" office:value-type="float" office:value="60090306767.97">
            <text:p><text:s/>60.090.306.768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9" office:value-type="string">
            <text:p>RECEITA PREVIDENCIÁRIA [B]</text:p>
          </table:table-cell>
          <table:table-cell table:style-name="ce18" office:value-type="float" office:value="42993555.4083569">
            <text:p><text:s/>42.993.555 </text:p>
          </table:table-cell>
          <table:table-cell table:style-name="ce18" office:value-type="float" office:value="114920362.917416">
            <text:p><text:s/>114.920.363 </text:p>
          </table:table-cell>
          <table:table-cell table:style-name="ce18" office:value-type="float" office:value="216272311.162756">
            <text:p><text:s/>216.272.311 </text:p>
          </table:table-cell>
          <table:table-cell table:style-name="ce18" office:value-type="float" office:value="22675551.6284911">
            <text:p><text:s/>22.675.552 </text:p>
          </table:table-cell>
          <table:table-cell table:style-name="ce18" office:value-type="float" office:value="809518347.738501">
            <text:p><text:s/>809.518.348 </text:p>
          </table:table-cell>
          <table:table-cell table:style-name="ce18" office:value-type="float" office:value="513927644.508151">
            <text:p><text:s/>513.927.645 </text:p>
          </table:table-cell>
          <table:table-cell table:style-name="ce18" office:value-type="float" office:value="1186637615.73239">
            <text:p><text:s/>1.186.637.616 </text:p>
          </table:table-cell>
          <table:table-cell table:style-name="ce18" office:value-type="float" office:value="391150683.176473">
            <text:p><text:s/>391.150.683 </text:p>
          </table:table-cell>
          <table:table-cell table:style-name="ce18" office:value-type="float" office:value="511320927.365909">
            <text:p><text:s/>511.320.927 </text:p>
          </table:table-cell>
          <table:table-cell table:style-name="ce18" office:value-type="float" office:value="200494082.660218">
            <text:p><text:s/>200.494.083 </text:p>
          </table:table-cell>
          <table:table-cell table:style-name="ce18" office:value-type="float" office:value="2187405138.44419">
            <text:p><text:s/>2.187.405.138 </text:p>
          </table:table-cell>
          <table:table-cell table:style-name="ce18" office:value-type="float" office:value="185111201.131889">
            <text:p><text:s/>185.111.201 </text:p>
          </table:table-cell>
          <table:table-cell table:style-name="ce18" office:value-type="float" office:value="280900297.29466">
            <text:p><text:s/>280.900.297 </text:p>
          </table:table-cell>
          <table:table-cell table:style-name="ce18" office:value-type="float" office:value="343303123.574687">
            <text:p><text:s/>343.303.124 </text:p>
          </table:table-cell>
          <table:table-cell table:style-name="ce18" office:value-type="float" office:value="181259123.041886">
            <text:p><text:s/>181.259.123 </text:p>
          </table:table-cell>
          <table:table-cell table:style-name="ce18" office:value-type="float" office:value="584093438.959234">
            <text:p><text:s/>584.093.439 </text:p>
          </table:table-cell>
          <table:table-cell table:style-name="ce18" office:value-type="float" office:value="130588822.931108">
            <text:p><text:s/>130.588.823 </text:p>
          </table:table-cell>
          <table:table-cell table:style-name="ce18" office:value-type="float" office:value="1464798110.00218">
            <text:p><text:s/>1.464.798.110 </text:p>
          </table:table-cell>
          <table:table-cell table:style-name="ce18" office:value-type="float" office:value="3257955090.86874">
            <text:p><text:s/>3.257.955.091 </text:p>
          </table:table-cell>
          <table:table-cell table:style-name="ce18" office:value-type="float" office:value="177479014.479858">
            <text:p><text:s/>177.479.014 </text:p>
          </table:table-cell>
          <table:table-cell table:style-name="ce18" office:value-type="float" office:value="111435023.764158">
            <text:p><text:s/>111.435.024 </text:p>
          </table:table-cell>
          <table:table-cell table:style-name="ce18" office:value-type="float" office:value="32455180.390915">
            <text:p><text:s/>32.455.180 </text:p>
          </table:table-cell>
          <table:table-cell table:style-name="ce18" office:value-type="float" office:value="1504749909.04918">
            <text:p><text:s/>1.504.749.909 </text:p>
          </table:table-cell>
          <table:table-cell table:style-name="ce18" office:value-type="float" office:value="925222455.911108">
            <text:p><text:s/>925.222.456 </text:p>
          </table:table-cell>
          <table:table-cell table:style-name="ce18" office:value-type="float" office:value="134392441.083522">
            <text:p><text:s/>134.392.441 </text:p>
          </table:table-cell>
          <table:table-cell table:style-name="ce18" office:value-type="float" office:value="10602428568.6561">
            <text:p><text:s/>10.602.428.569 </text:p>
          </table:table-cell>
          <table:table-cell table:style-name="ce18" office:value-type="float" office:value="86643036.3678789">
            <text:p><text:s/>86.643.036 </text:p>
          </table:table-cell>
          <table:table-cell table:style-name="ce30" office:value-type="float" office:value="26200131058.25">
            <text:p><text:s/>26.200.131.058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10" office:value-type="string">
            <text:p><text:s text:c="3"/>PRÓPRIA</text:p>
          </table:table-cell>
          <table:table-cell table:style-name="ce19" office:value-type="float" office:value="40366400.8893406">
            <text:p><text:s/>40.366.401 </text:p>
          </table:table-cell>
          <table:table-cell table:style-name="ce19" office:value-type="float" office:value="108297639.909209">
            <text:p><text:s/>108.297.640 </text:p>
          </table:table-cell>
          <table:table-cell table:style-name="ce19" office:value-type="float" office:value="196195845.841672">
            <text:p><text:s/>196.195.846 </text:p>
          </table:table-cell>
          <table:table-cell table:style-name="ce19" office:value-type="float" office:value="20950454.5260814">
            <text:p><text:s/>20.950.455 </text:p>
          </table:table-cell>
          <table:table-cell table:style-name="ce19" office:value-type="float" office:value="749620847.700574">
            <text:p><text:s/>749.620.848 </text:p>
          </table:table-cell>
          <table:table-cell table:style-name="ce19" office:value-type="float" office:value="466398991.664249">
            <text:p><text:s/>466.398.992 </text:p>
          </table:table-cell>
          <table:table-cell table:style-name="ce19" office:value-type="float" office:value="1084882639.20865">
            <text:p><text:s/>1.084.882.639 </text:p>
          </table:table-cell>
          <table:table-cell table:style-name="ce19" office:value-type="float" office:value="358574539.316197">
            <text:p><text:s/>358.574.539 </text:p>
          </table:table-cell>
          <table:table-cell table:style-name="ce19" office:value-type="float" office:value="467357605.340517">
            <text:p><text:s/>467.357.605 </text:p>
          </table:table-cell>
          <table:table-cell table:style-name="ce19" office:value-type="float" office:value="187767347.830576">
            <text:p><text:s/>187.767.348 </text:p>
          </table:table-cell>
          <table:table-cell table:style-name="ce19" office:value-type="float" office:value="1984059622.77325">
            <text:p><text:s/>1.984.059.623 </text:p>
          </table:table-cell>
          <table:table-cell table:style-name="ce19" office:value-type="float" office:value="170271204.923857">
            <text:p><text:s/>170.271.205 </text:p>
          </table:table-cell>
          <table:table-cell table:style-name="ce19" office:value-type="float" office:value="255123295.489514">
            <text:p><text:s/>255.123.295 </text:p>
          </table:table-cell>
          <table:table-cell table:style-name="ce19" office:value-type="float" office:value="318945903.222794">
            <text:p><text:s/>318.945.903 </text:p>
          </table:table-cell>
          <table:table-cell table:style-name="ce19" office:value-type="float" office:value="170070488.648302">
            <text:p><text:s/>170.070.489 </text:p>
          </table:table-cell>
          <table:table-cell table:style-name="ce19" office:value-type="float" office:value="527751719.09959">
            <text:p><text:s/>527.751.719 </text:p>
          </table:table-cell>
          <table:table-cell table:style-name="ce19" office:value-type="float" office:value="123877885.882796">
            <text:p><text:s/>123.877.886 </text:p>
          </table:table-cell>
          <table:table-cell table:style-name="ce19" office:value-type="float" office:value="1322968118.07134">
            <text:p><text:s/>1.322.968.118 </text:p>
          </table:table-cell>
          <table:table-cell table:style-name="ce19" office:value-type="float" office:value="2916803079.79646">
            <text:p><text:s/>2.916.803.080 </text:p>
          </table:table-cell>
          <table:table-cell table:style-name="ce19" office:value-type="float" office:value="164710792.09293">
            <text:p><text:s/>164.710.792 </text:p>
          </table:table-cell>
          <table:table-cell table:style-name="ce19" office:value-type="float" office:value="102845378.342347">
            <text:p><text:s/>102.845.378 </text:p>
          </table:table-cell>
          <table:table-cell table:style-name="ce19" office:value-type="float" office:value="31023699.7341173">
            <text:p><text:s/>31.023.700 </text:p>
          </table:table-cell>
          <table:table-cell table:style-name="ce19" office:value-type="float" office:value="1358388019.64276">
            <text:p><text:s/>1.358.388.020 </text:p>
          </table:table-cell>
          <table:table-cell table:style-name="ce19" office:value-type="float" office:value="830865802.838579">
            <text:p><text:s/>830.865.803 </text:p>
          </table:table-cell>
          <table:table-cell table:style-name="ce19" office:value-type="float" office:value="125506230.19057">
            <text:p><text:s/>125.506.230 </text:p>
          </table:table-cell>
          <table:table-cell table:style-name="ce19" office:value-type="float" office:value="9390274489.48226">
            <text:p><text:s/>9.390.274.489 </text:p>
          </table:table-cell>
          <table:table-cell table:style-name="ce19" office:value-type="float" office:value="82567309.8014881">
            <text:p><text:s/>82.567.310 </text:p>
          </table:table-cell>
          <table:table-cell table:style-name="ce31" office:value-type="float" office:value="23556465352.26">
            <text:p><text:s/>23.556.465.352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10" office:value-type="string">
            <text:p><text:s text:c="3"/>DEMAIS </text:p>
          </table:table-cell>
          <table:table-cell table:style-name="ce19" office:value-type="float" office:value="2627154.51901624">
            <text:p><text:s/>2.627.155 </text:p>
          </table:table-cell>
          <table:table-cell table:style-name="ce19" office:value-type="float" office:value="6622723.00820669">
            <text:p><text:s/>6.622.723 </text:p>
          </table:table-cell>
          <table:table-cell table:style-name="ce19" office:value-type="float" office:value="20076465.3210846">
            <text:p><text:s/>20.076.465 </text:p>
          </table:table-cell>
          <table:table-cell table:style-name="ce19" office:value-type="float" office:value="1725097.10240978">
            <text:p><text:s/>1.725.097 </text:p>
          </table:table-cell>
          <table:table-cell table:style-name="ce19" office:value-type="float" office:value="59897500.0379269">
            <text:p><text:s/>59.897.500 </text:p>
          </table:table-cell>
          <table:table-cell table:style-name="ce19" office:value-type="float" office:value="47528652.8439018">
            <text:p><text:s/>47.528.653 </text:p>
          </table:table-cell>
          <table:table-cell table:style-name="ce19" office:value-type="float" office:value="101754976.523741">
            <text:p><text:s/>101.754.977 </text:p>
          </table:table-cell>
          <table:table-cell table:style-name="ce19" office:value-type="float" office:value="32576143.8602764">
            <text:p><text:s/>32.576.144 </text:p>
          </table:table-cell>
          <table:table-cell table:style-name="ce19" office:value-type="float" office:value="43963322.0253922">
            <text:p><text:s/>43.963.322 </text:p>
          </table:table-cell>
          <table:table-cell table:style-name="ce19" office:value-type="float" office:value="12726734.8296426">
            <text:p><text:s/>12.726.735 </text:p>
          </table:table-cell>
          <table:table-cell table:style-name="ce19" office:value-type="float" office:value="203345515.670939">
            <text:p><text:s/>203.345.516 </text:p>
          </table:table-cell>
          <table:table-cell table:style-name="ce19" office:value-type="float" office:value="14839996.2080324">
            <text:p><text:s/>14.839.996 </text:p>
          </table:table-cell>
          <table:table-cell table:style-name="ce19" office:value-type="float" office:value="25777001.8051454">
            <text:p><text:s/>25.777.002 </text:p>
          </table:table-cell>
          <table:table-cell table:style-name="ce19" office:value-type="float" office:value="24357220.3518927">
            <text:p><text:s/>24.357.220 </text:p>
          </table:table-cell>
          <table:table-cell table:style-name="ce19" office:value-type="float" office:value="11188634.3935841">
            <text:p><text:s/>11.188.634 </text:p>
          </table:table-cell>
          <table:table-cell table:style-name="ce19" office:value-type="float" office:value="56341719.8596441">
            <text:p><text:s/>56.341.720 </text:p>
          </table:table-cell>
          <table:table-cell table:style-name="ce19" office:value-type="float" office:value="6710937.04831227">
            <text:p><text:s/>6.710.937 </text:p>
          </table:table-cell>
          <table:table-cell table:style-name="ce19" office:value-type="float" office:value="141829991.930839">
            <text:p><text:s/>141.829.992 </text:p>
          </table:table-cell>
          <table:table-cell table:style-name="ce19" office:value-type="float" office:value="341152011.072282">
            <text:p><text:s/>341.152.011 </text:p>
          </table:table-cell>
          <table:table-cell table:style-name="ce19" office:value-type="float" office:value="12768222.3869274">
            <text:p><text:s/>12.768.222 </text:p>
          </table:table-cell>
          <table:table-cell table:style-name="ce19" office:value-type="float" office:value="8589645.42181104">
            <text:p><text:s/>8.589.645 </text:p>
          </table:table-cell>
          <table:table-cell table:style-name="ce19" office:value-type="float" office:value="1431480.65679769">
            <text:p><text:s/>1.431.481 </text:p>
          </table:table-cell>
          <table:table-cell table:style-name="ce19" office:value-type="float" office:value="146361889.406425">
            <text:p><text:s/>146.361.889 </text:p>
          </table:table-cell>
          <table:table-cell table:style-name="ce19" office:value-type="float" office:value="94356653.0725285">
            <text:p><text:s/>94.356.653 </text:p>
          </table:table-cell>
          <table:table-cell table:style-name="ce19" office:value-type="float" office:value="8886210.89295199">
            <text:p><text:s/>8.886.211 </text:p>
          </table:table-cell>
          <table:table-cell table:style-name="ce19" office:value-type="float" office:value="1212154079.17389">
            <text:p><text:s/>1.212.154.079 </text:p>
          </table:table-cell>
          <table:table-cell table:style-name="ce19" office:value-type="float" office:value="4075726.56639078">
            <text:p><text:s/>4.075.727 </text:p>
          </table:table-cell>
          <table:table-cell table:style-name="ce31" office:value-type="float" office:value="2643665705.98999">
            <text:p><text:s/>2.643.665.706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ADMINISTRADAS PELA RFB [C]=[A]+[B]</text:p>
          </table:table-cell>
          <table:table-cell table:style-name="ce17" office:value-type="float" office:value="74662428.4283568">
            <text:p><text:s/>74.662.428 </text:p>
          </table:table-cell>
          <table:table-cell table:style-name="ce17" office:value-type="float" office:value="241378577.387416">
            <text:p><text:s/>241.378.577 </text:p>
          </table:table-cell>
          <table:table-cell table:style-name="ce17" office:value-type="float" office:value="979550649.272756">
            <text:p><text:s/>979.550.649 </text:p>
          </table:table-cell>
          <table:table-cell table:style-name="ce17" office:value-type="float" office:value="70517261.3184911">
            <text:p><text:s/>70.517.261 </text:p>
          </table:table-cell>
          <table:table-cell table:style-name="ce17" office:value-type="float" office:value="1858212770.4485">
            <text:p><text:s/>1.858.212.770 </text:p>
          </table:table-cell>
          <table:table-cell table:style-name="ce17" office:value-type="float" office:value="1197593926.88815">
            <text:p><text:s/>1.197.593.927 </text:p>
          </table:table-cell>
          <table:table-cell table:style-name="ce17" office:value-type="float" office:value="10636307571.9224">
            <text:p><text:s/>10.636.307.572 </text:p>
          </table:table-cell>
          <table:table-cell table:style-name="ce17" office:value-type="float" office:value="1483975335.06647">
            <text:p><text:s/>1.483.975.335 </text:p>
          </table:table-cell>
          <table:table-cell table:style-name="ce17" office:value-type="float" office:value="1155042917.81591">
            <text:p><text:s/>1.155.042.918 </text:p>
          </table:table-cell>
          <table:table-cell table:style-name="ce17" office:value-type="float" office:value="486544709.790218">
            <text:p><text:s/>486.544.710 </text:p>
          </table:table-cell>
          <table:table-cell table:style-name="ce17" office:value-type="float" office:value="5237140686.49419">
            <text:p><text:s/>5.237.140.686 </text:p>
          </table:table-cell>
          <table:table-cell table:style-name="ce17" office:value-type="float" office:value="403294591.841889">
            <text:p><text:s/>403.294.592 </text:p>
          </table:table-cell>
          <table:table-cell table:style-name="ce17" office:value-type="float" office:value="595741219.32466">
            <text:p><text:s/>595.741.219 </text:p>
          </table:table-cell>
          <table:table-cell table:style-name="ce17" office:value-type="float" office:value="704553892.674687">
            <text:p><text:s/>704.553.893 </text:p>
          </table:table-cell>
          <table:table-cell table:style-name="ce17" office:value-type="float" office:value="425719659.871886">
            <text:p><text:s/>425.719.660 </text:p>
          </table:table-cell>
          <table:table-cell table:style-name="ce17" office:value-type="float" office:value="1513060555.95923">
            <text:p><text:s/>1.513.060.556 </text:p>
          </table:table-cell>
          <table:table-cell table:style-name="ce17" office:value-type="float" office:value="247232062.981108">
            <text:p><text:s/>247.232.063 </text:p>
          </table:table-cell>
          <table:table-cell table:style-name="ce17" office:value-type="float" office:value="4493097716.66218">
            <text:p><text:s/>4.493.097.717 </text:p>
          </table:table-cell>
          <table:table-cell table:style-name="ce17" office:value-type="float" office:value="12807425888.0787">
            <text:p><text:s/>12.807.425.888 </text:p>
          </table:table-cell>
          <table:table-cell table:style-name="ce17" office:value-type="float" office:value="385446461.709858">
            <text:p><text:s/>385.446.462 </text:p>
          </table:table-cell>
          <table:table-cell table:style-name="ce17" office:value-type="float" office:value="211506798.464158">
            <text:p><text:s/>211.506.798 </text:p>
          </table:table-cell>
          <table:table-cell table:style-name="ce17" office:value-type="float" office:value="68696242.550915">
            <text:p><text:s/>68.696.243 </text:p>
          </table:table-cell>
          <table:table-cell table:style-name="ce17" office:value-type="float" office:value="4061655264.87918">
            <text:p><text:s/>4.061.655.265 </text:p>
          </table:table-cell>
          <table:table-cell table:style-name="ce17" office:value-type="float" office:value="2873836195.97111">
            <text:p><text:s/>2.873.836.196 </text:p>
          </table:table-cell>
          <table:table-cell table:style-name="ce17" office:value-type="float" office:value="280371217.443522">
            <text:p><text:s/>280.371.217 </text:p>
          </table:table-cell>
          <table:table-cell table:style-name="ce17" office:value-type="float" office:value="33648136625.3661">
            <text:p><text:s/>33.648.136.625 </text:p>
          </table:table-cell>
          <table:table-cell table:style-name="ce17" office:value-type="float" office:value="149736597.607879">
            <text:p><text:s/>149.736.598 </text:p>
          </table:table-cell>
          <table:table-cell table:style-name="ce29" office:value-type="float" office:value="86290437826.22">
            <text:p><text:s/>86.290.437.826 </text:p>
          </table:table-cell>
          <table:table-cell table:number-columns-repeated="995"/>
        </table:table-row>
        <table:table-row table:style-name="ro9">
          <table:table-cell table:style-name="ce10" office:value-type="string">
            <text:p>ADMINISTRADAS POR OUTROS ÓRGÃOS [D]</text:p>
          </table:table-cell>
          <table:table-cell table:style-name="ce20" office:value-type="float" office:value="2575070.98249281">
            <text:p><text:s/>2.575.071 </text:p>
          </table:table-cell>
          <table:table-cell table:style-name="ce20" office:value-type="float" office:value="3483846.45646028">
            <text:p><text:s/>3.483.846 </text:p>
          </table:table-cell>
          <table:table-cell table:style-name="ce20" office:value-type="float" office:value="4503923.1336157">
            <text:p><text:s/>4.503.923 </text:p>
          </table:table-cell>
          <table:table-cell table:style-name="ce20" office:value-type="float" office:value="1693161.4917464">
            <text:p><text:s/>1.693.161 </text:p>
          </table:table-cell>
          <table:table-cell table:style-name="ce20" office:value-type="float" office:value="16415809.5890136">
            <text:p><text:s/>16.415.810 </text:p>
          </table:table-cell>
          <table:table-cell table:style-name="ce20" office:value-type="float" office:value="9404865.1336394">
            <text:p><text:s/>9.404.865 </text:p>
          </table:table-cell>
          <table:table-cell table:style-name="ce20" office:value-type="float" office:value="9867798.67164181">
            <text:p><text:s/>9.867.799 </text:p>
          </table:table-cell>
          <table:table-cell table:style-name="ce20" office:value-type="float" office:value="8495767.33513804">
            <text:p><text:s/>8.495.767 </text:p>
          </table:table-cell>
          <table:table-cell table:style-name="ce20" office:value-type="float" office:value="10519723.175276">
            <text:p><text:s/>10.519.723 </text:p>
          </table:table-cell>
          <table:table-cell table:style-name="ce20" office:value-type="float" office:value="4445308.48249387">
            <text:p><text:s/>4.445.308 </text:p>
          </table:table-cell>
          <table:table-cell table:style-name="ce20" office:value-type="float" office:value="27924218.1906395">
            <text:p><text:s/>27.924.218 </text:p>
          </table:table-cell>
          <table:table-cell table:style-name="ce20" office:value-type="float" office:value="5141157.47388389">
            <text:p><text:s/>5.141.157 </text:p>
          </table:table-cell>
          <table:table-cell table:style-name="ce20" office:value-type="float" office:value="18383072.5346043">
            <text:p><text:s/>18.383.073 </text:p>
          </table:table-cell>
          <table:table-cell table:style-name="ce20" office:value-type="float" office:value="5033804.29001991">
            <text:p><text:s/>5.033.804 </text:p>
          </table:table-cell>
          <table:table-cell table:style-name="ce20" office:value-type="float" office:value="4311179.08192899">
            <text:p><text:s/>4.311.179 </text:p>
          </table:table-cell>
          <table:table-cell table:style-name="ce20" office:value-type="float" office:value="28159432.6969247">
            <text:p><text:s/>28.159.433 </text:p>
          </table:table-cell>
          <table:table-cell table:style-name="ce20" office:value-type="float" office:value="2310399.37423475">
            <text:p><text:s/>2.310.399 </text:p>
          </table:table-cell>
          <table:table-cell table:style-name="ce20" office:value-type="float" office:value="23844501.6356959">
            <text:p><text:s/>23.844.502 </text:p>
          </table:table-cell>
          <table:table-cell table:style-name="ce20" office:value-type="float" office:value="1207888642.52931">
            <text:p><text:s/>1.207.888.643 </text:p>
          </table:table-cell>
          <table:table-cell table:style-name="ce20" office:value-type="float" office:value="3092190.75612952">
            <text:p><text:s/>3.092.191 </text:p>
          </table:table-cell>
          <table:table-cell table:style-name="ce20" office:value-type="float" office:value="1328925.64646809">
            <text:p><text:s/>1.328.926 </text:p>
          </table:table-cell>
          <table:table-cell table:style-name="ce20" office:value-type="float" office:value="282223.875320913">
            <text:p><text:s/>282.224 </text:p>
          </table:table-cell>
          <table:table-cell table:style-name="ce20" office:value-type="float" office:value="27216475.3547005">
            <text:p><text:s/>27.216.475 </text:p>
          </table:table-cell>
          <table:table-cell table:style-name="ce20" office:value-type="float" office:value="21300473.8309723">
            <text:p><text:s/>21.300.474 </text:p>
          </table:table-cell>
          <table:table-cell table:style-name="ce20" office:value-type="float" office:value="6288954.67967204">
            <text:p><text:s/>6.288.955 </text:p>
          </table:table-cell>
          <table:table-cell table:style-name="ce20" office:value-type="float" office:value="112820837.327551">
            <text:p><text:s/>112.820.837 </text:p>
          </table:table-cell>
          <table:table-cell table:style-name="ce20" office:value-type="float" office:value="1131634.50041934">
            <text:p><text:s/>1.131.635 </text:p>
          </table:table-cell>
          <table:table-cell table:style-name="ce32" office:value-type="float" office:value="1567863398.23">
            <text:p><text:s/>1.567.863.398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TOTAL GERAL <text:s text:c="2"/>[E]=[C]+[D]</text:p>
          </table:table-cell>
          <table:table-cell table:style-name="ce17" office:value-type="float" office:value="77237499.4108497">
            <text:p><text:s/>77.237.499 </text:p>
          </table:table-cell>
          <table:table-cell table:style-name="ce17" office:value-type="float" office:value="244862423.843876">
            <text:p><text:s/>244.862.424 </text:p>
          </table:table-cell>
          <table:table-cell table:style-name="ce17" office:value-type="float" office:value="984054572.406372">
            <text:p><text:s/>984.054.572 </text:p>
          </table:table-cell>
          <table:table-cell table:style-name="ce17" office:value-type="float" office:value="72210422.8102375">
            <text:p><text:s/>72.210.423 </text:p>
          </table:table-cell>
          <table:table-cell table:style-name="ce17" office:value-type="float" office:value="1874628580.03751">
            <text:p><text:s/>1.874.628.580 </text:p>
          </table:table-cell>
          <table:table-cell table:style-name="ce17" office:value-type="float" office:value="1206998792.02179">
            <text:p><text:s/>1.206.998.792 </text:p>
          </table:table-cell>
          <table:table-cell table:style-name="ce17" office:value-type="float" office:value="10646175370.594">
            <text:p><text:s/>10.646.175.371 </text:p>
          </table:table-cell>
          <table:table-cell table:style-name="ce17" office:value-type="float" office:value="1492471102.40161">
            <text:p><text:s/>1.492.471.102 </text:p>
          </table:table-cell>
          <table:table-cell table:style-name="ce17" office:value-type="float" office:value="1165562640.99119">
            <text:p><text:s/>1.165.562.641 </text:p>
          </table:table-cell>
          <table:table-cell table:style-name="ce17" office:value-type="float" office:value="490990018.272712">
            <text:p><text:s/>490.990.018 </text:p>
          </table:table-cell>
          <table:table-cell table:style-name="ce17" office:value-type="float" office:value="5265064904.68483">
            <text:p><text:s/>5.265.064.905 </text:p>
          </table:table-cell>
          <table:table-cell table:style-name="ce17" office:value-type="float" office:value="408435749.315773">
            <text:p><text:s/>408.435.749 </text:p>
          </table:table-cell>
          <table:table-cell table:style-name="ce17" office:value-type="float" office:value="614124291.859264">
            <text:p><text:s/>614.124.292 </text:p>
          </table:table-cell>
          <table:table-cell table:style-name="ce17" office:value-type="float" office:value="709587696.964707">
            <text:p><text:s/>709.587.697 </text:p>
          </table:table-cell>
          <table:table-cell table:style-name="ce17" office:value-type="float" office:value="430030838.953815">
            <text:p><text:s/>430.030.839 </text:p>
          </table:table-cell>
          <table:table-cell table:style-name="ce17" office:value-type="float" office:value="1541219988.65616">
            <text:p><text:s/>1.541.219.989 </text:p>
          </table:table-cell>
          <table:table-cell table:style-name="ce17" office:value-type="float" office:value="249542462.355343">
            <text:p><text:s/>249.542.462 </text:p>
          </table:table-cell>
          <table:table-cell table:style-name="ce17" office:value-type="float" office:value="4516942218.29787">
            <text:p><text:s/>4.516.942.218 </text:p>
          </table:table-cell>
          <table:table-cell table:style-name="ce17" office:value-type="float" office:value="14015314530.6081">
            <text:p><text:s/>14.015.314.531 </text:p>
          </table:table-cell>
          <table:table-cell table:style-name="ce17" office:value-type="float" office:value="388538652.465987">
            <text:p><text:s/>388.538.652 </text:p>
          </table:table-cell>
          <table:table-cell table:style-name="ce17" office:value-type="float" office:value="212835724.110627">
            <text:p><text:s/>212.835.724 </text:p>
          </table:table-cell>
          <table:table-cell table:style-name="ce17" office:value-type="float" office:value="68978466.4262359">
            <text:p><text:s/>68.978.466 </text:p>
          </table:table-cell>
          <table:table-cell table:style-name="ce17" office:value-type="float" office:value="4088871740.23388">
            <text:p><text:s/>4.088.871.740 </text:p>
          </table:table-cell>
          <table:table-cell table:style-name="ce17" office:value-type="float" office:value="2895136669.80208">
            <text:p><text:s/>2.895.136.670 </text:p>
          </table:table-cell>
          <table:table-cell table:style-name="ce17" office:value-type="float" office:value="286660172.123194">
            <text:p><text:s/>286.660.172 </text:p>
          </table:table-cell>
          <table:table-cell table:style-name="ce17" office:value-type="float" office:value="33760957462.6937">
            <text:p><text:s/>33.760.957.463 </text:p>
          </table:table-cell>
          <table:table-cell table:style-name="ce17" office:value-type="float" office:value="150868232.108298">
            <text:p><text:s/>150.868.232 </text:p>
          </table:table-cell>
          <table:table-cell table:style-name="ce29" office:value-type="float" office:value="87858301224.45">
            <text:p><text:s/>87.858.301.224 </text:p>
          </table:table-cell>
          <table:table-cell table:number-columns-repeated="995"/>
        </table:table-row>
        <table:table-row table:style-name="ro9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21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21" table:number-columns-repeated="28"/>
          <table:table-cell table:number-columns-repeated="995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18/06/2013</text:date>, <text:time>11:43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3-06-18T11:43:32.52</dc:date>
    <meta:print-date>2011-05-12T16:46:54</meta:print-date>
    <meta:generator>BrOffice.org/3.2$Win32 OpenOffice.org_project/320m18$Build-9502</meta:generator>
    <meta:editing-duration>PT00H57M24S</meta:editing-duration>
    <meta:editing-cycles>23</meta:editing-cycles>
    <meta:document-statistic meta:table-count="1" meta:cell-count="1192" meta:object-count="2"/>
  </office:meta>
</office:document-meta>
</file>